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rsid="00aa1acf" officeooo:paragraph-rsid="00aa1acf"/>
    </style:style>
    <style:style style:name="P16" style:family="paragraph" style:parent-style-name="Text_20_body">
      <style:text-properties officeooo:paragraph-rsid="00aa1acf"/>
    </style:style>
    <style:style style:name="P17" style:family="paragraph" style:parent-style-name="Text_20_body">
      <style:paragraph-properties fo:text-align="justify" style:justify-single-word="false"/>
      <style:text-properties officeooo:rsid="00ac3f30" officeooo:paragraph-rsid="00ac3f30"/>
    </style:style>
    <style:style style:name="P18" style:family="paragraph" style:parent-style-name="Text_20_body">
      <style:text-properties officeooo:paragraph-rsid="00f7baed"/>
    </style:style>
    <style:style style:name="P19" style:family="paragraph" style:parent-style-name="Text_20_body">
      <style:paragraph-properties fo:text-align="center" style:justify-single-word="false"/>
      <style:text-properties officeooo:rsid="01390551" officeooo:paragraph-rsid="01390551"/>
    </style:style>
    <style:style style:name="P20" style:family="paragraph" style:parent-style-name="Text_20_body">
      <style:text-properties officeooo:paragraph-rsid="016f8833"/>
    </style:style>
    <style:style style:name="P21" style:family="paragraph" style:parent-style-name="Text_20_body">
      <style:text-properties officeooo:paragraph-rsid="0171d933"/>
    </style:style>
    <style:style style:name="P22" style:family="paragraph" style:parent-style-name="Text_20_body">
      <style:paragraph-properties fo:text-align="justify" style:justify-single-word="false" fo:padding="0cm" fo:border="none" style:shadow="none" style:join-border="false"/>
    </style:style>
    <style:style style:name="P23" style:family="paragraph" style:parent-style-name="Text_20_body">
      <style:paragraph-properties fo:text-align="justify" style:justify-single-word="false" fo:padding="0cm" fo:border="none" style:shadow="none" style:join-border="false"/>
      <style:text-properties officeooo:paragraph-rsid="0136c708"/>
    </style:style>
    <style:style style:name="P24" style:family="paragraph" style:parent-style-name="Text_20_body">
      <style:paragraph-properties fo:text-align="justify" style:justify-single-word="false" fo:padding="0cm" fo:border="none" style:shadow="none" style:join-border="false"/>
      <style:text-properties officeooo:paragraph-rsid="014f8123"/>
    </style:style>
    <style:style style:name="P25" style:family="paragraph" style:parent-style-name="Text_20_body">
      <style:paragraph-properties fo:text-align="justify" style:justify-single-word="false" fo:padding="0cm" fo:border="none" style:shadow="none" style:join-border="false"/>
      <style:text-properties fo:background-color="#ffff00"/>
    </style:style>
    <style:style style:name="P26"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27"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28"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29"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ffff00"/>
    </style:style>
    <style:style style:name="P30" style:family="paragraph" style:parent-style-name="Text_20_body">
      <style:paragraph-properties fo:text-align="justify" style:justify-single-word="false" fo:padding="0cm" fo:border="none" style:shadow="none" style:join-border="false"/>
      <style:text-properties officeooo:rsid="01131b75" officeooo:paragraph-rsid="01140b24" fo:background-color="#ffff00"/>
    </style:style>
    <style:style style:name="P31" style:family="paragraph" style:parent-style-name="Text_20_body">
      <style:paragraph-properties fo:text-align="center" style:justify-single-word="false" fo:padding="0cm" fo:border="none" style:shadow="none" style:join-border="false"/>
    </style:style>
    <style:style style:name="P32"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33"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34"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35"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36"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37"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39" style:family="paragraph" style:parent-style-name="Text_20_body">
      <style:paragraph-properties fo:text-align="justify" style:justify-single-word="false" fo:padding="0cm" fo:border="none" style:shadow="none" style:join-border="false"/>
      <style:text-properties fo:background-color="transparent"/>
    </style:style>
    <style:style style:name="P40"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41"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42"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43" style:family="paragraph" style:parent-style-name="Text_20_body">
      <style:paragraph-properties fo:text-align="center" style:justify-single-word="false" fo:padding="0cm" fo:border="none" style:shadow="none" style:join-border="false"/>
      <style:text-properties fo:background-color="transparent"/>
    </style:style>
    <style:style style:name="P44"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45"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46"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47"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48"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49"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transparent"/>
    </style:style>
    <style:style style:name="P50"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51"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52"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5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57"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58"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59"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60"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61"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62"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65"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66"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67"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68"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844d81" fo:background-color="transparent"/>
    </style:style>
    <style:style style:name="P69"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70"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71"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72"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73"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74"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75"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78"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79"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80"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81"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82"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83"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84"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85"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86"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87"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88"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89"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90"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91"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92"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93"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94"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95"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96"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97"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98"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99"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00"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01"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02"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03"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10bf4c2" officeooo:paragraph-rsid="01140b24" fo:background-color="#ffff00"/>
    </style:style>
    <style:style style:name="P111" style:family="paragraph" style:parent-style-name="Text_20_body">
      <style:paragraph-properties fo:text-align="justify" style:justify-single-word="false" fo:padding="0cm" fo:border="none" style:shadow="none" style:join-border="false"/>
      <style:text-properties fo:background-color="#00ccff"/>
    </style:style>
    <style:style style:name="P112" style:family="paragraph" style:parent-style-name="Text_20_body">
      <style:paragraph-properties fo:text-align="justify" style:justify-single-word="false" fo:padding="0cm" fo:border="none" style:shadow="none" style:join-border="false"/>
      <style:text-properties fo:background-color="#ffffff"/>
    </style:style>
    <style:style style:name="P113"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114"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115"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116"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117"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118"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119"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120"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121"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122"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123"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124"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125"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126"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127"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128"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129"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130"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131"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132"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133"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134"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135"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136"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137"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138"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139"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140"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141"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142"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143"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144"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145"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146"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147"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148"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149"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150"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151"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152"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153"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154"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155"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156"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157"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158"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159"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160"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161"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162"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163"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164"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165"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166"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167"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168"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169"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170"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171"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172"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173"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174"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175" style:family="paragraph" style:parent-style-name="Text_20_body">
      <style:paragraph-properties fo:text-align="justify" style:justify-single-word="false" fo:padding="0cm" fo:border="none" style:shadow="none" style:join-border="false"/>
      <style:text-properties fo:color="#0000ff"/>
    </style:style>
    <style:style style:name="P176"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177"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178"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179"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180"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181"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182"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183"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184"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185"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186"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187"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188"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189"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190"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191"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192"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193"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194"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195"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196"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197"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198"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199"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200"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201"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202"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03"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204"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20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20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207"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08" style:family="paragraph" style:parent-style-name="Quotations">
      <style:text-properties officeooo:paragraph-rsid="00fe743f"/>
    </style:style>
    <style:style style:name="P209" style:family="paragraph" style:parent-style-name="Quotations">
      <style:text-properties officeooo:rsid="00fc4b86" officeooo:paragraph-rsid="00fe743f"/>
    </style:style>
    <style:style style:name="P210"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211"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212"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213"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214"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215"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216" style:family="paragraph" style:parent-style-name="Text_20_body">
      <style:text-properties officeooo:paragraph-rsid="0171d933"/>
    </style:style>
    <style:style style:name="P217" style:family="paragraph" style:parent-style-name="Text_20_body">
      <style:text-properties officeooo:paragraph-rsid="018049f0"/>
    </style:style>
    <style:style style:name="P218" style:family="paragraph" style:parent-style-name="Text_20_body">
      <style:text-properties officeooo:rsid="01815bfe" officeooo:paragraph-rsid="01815bfe"/>
    </style:style>
    <style:style style:name="P219" style:family="paragraph" style:parent-style-name="Text_20_body">
      <style:text-properties officeooo:rsid="0182600c" officeooo:paragraph-rsid="0182600c"/>
    </style:style>
    <style:style style:name="P220" style:family="paragraph" style:parent-style-name="Heading_20_2">
      <style:paragraph-properties fo:text-align="center" style:justify-single-word="false"/>
    </style:style>
    <style:style style:name="P221" style:family="paragraph" style:parent-style-name="Heading_20_2">
      <style:paragraph-properties fo:text-align="center" style:justify-single-word="false"/>
      <style:text-properties fo:language="ru" fo:country="RU"/>
    </style:style>
    <style:style style:name="P222" style:family="paragraph" style:parent-style-name="Heading_20_1">
      <style:paragraph-properties fo:text-align="center" style:justify-single-word="false"/>
    </style:style>
    <style:style style:name="P223"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d18751" fo:background-color="#ffff00" loext:char-shading-value="0"/>
    </style:style>
    <style:style style:name="T17" style:family="text">
      <style:text-properties officeooo:rsid="00ea382e" fo:background-color="#ffff00" loext:char-shading-value="0"/>
    </style:style>
    <style:style style:name="T18" style:family="text">
      <style:text-properties officeooo:rsid="00ebf0be" fo:background-color="#ffff00" loext:char-shading-value="0"/>
    </style:style>
    <style:style style:name="T19" style:family="text">
      <style:text-properties officeooo:rsid="00ee8ade" fo:background-color="#ffff00" loext:char-shading-value="0"/>
    </style:style>
    <style:style style:name="T20" style:family="text">
      <style:text-properties officeooo:rsid="010c4a7f" fo:background-color="#ffff00" loext:char-shading-value="0"/>
    </style:style>
    <style:style style:name="T21" style:family="text">
      <style:text-properties officeooo:rsid="0164b588" fo:background-color="#ffff00" loext:char-shading-value="0"/>
    </style:style>
    <style:style style:name="T22" style:family="text">
      <style:text-properties officeooo:rsid="00dbb737" fo:background-color="#ffff00" loext:char-shading-value="0"/>
    </style:style>
    <style:style style:name="T23" style:family="text">
      <style:text-properties officeooo:rsid="017e51db" fo:background-color="#ffff00" loext:char-shading-value="0"/>
    </style:style>
    <style:style style:name="T24" style:family="text">
      <style:text-properties officeooo:rsid="017e65da" fo:background-color="#ffff00" loext:char-shading-value="0"/>
    </style:style>
    <style:style style:name="T25" style:family="text">
      <style:text-properties style:use-window-font-color="true" fo:background-color="transparent" loext:char-shading-value="0"/>
    </style:style>
    <style:style style:name="T26" style:family="text">
      <style:text-properties style:use-window-font-color="true" fo:language="ru" fo:country="RU"/>
    </style:style>
    <style:style style:name="T27" style:family="text">
      <style:text-properties style:use-window-font-color="true" fo:language="ru" fo:country="RU" fo:font-style="normal" fo:font-weight="normal" style:font-style-asian="normal" style:font-weight-asian="normal" style:font-style-complex="normal" style:font-weight-complex="normal"/>
    </style:style>
    <style:style style:name="T28" style:family="text">
      <style:text-properties style:use-window-font-color="true" fo:language="ru" fo:country="RU" fo:font-weight="normal" style:font-weight-asian="normal" style:font-weight-complex="normal"/>
    </style:style>
    <style:style style:name="T29" style:family="text">
      <style:text-properties style:use-window-font-color="true" fo:language="ru" fo:country="RU" fo:font-weight="normal" fo:background-color="#ffff00" loext:char-shading-value="0" style:font-weight-asian="normal" style:font-weight-complex="normal"/>
    </style:style>
    <style:style style:name="T30" style:family="text">
      <style:text-properties style:use-window-font-color="true" fo:language="uk" fo:country="UA"/>
    </style:style>
    <style:style style:name="T31" style:family="text">
      <style:text-properties style:use-window-font-color="true" fo:language="uk" fo:country="UA" fo:font-weight="normal" style:font-weight-asian="normal" style:font-weight-complex="normal"/>
    </style:style>
    <style:style style:name="T32" style:family="text">
      <style:text-properties style:use-window-font-color="true" fo:background-color="#ffff00" loext:char-shading-value="0"/>
    </style:style>
    <style:style style:name="T33" style:family="text">
      <style:text-properties style:use-window-font-color="true" fo:background-color="#ff00cc" loext:char-shading-value="0"/>
    </style:style>
    <style:style style:name="T34" style:family="text">
      <style:text-properties fo:font-weight="bold" style:font-weight-asian="bold" style:font-weight-complex="bold"/>
    </style:style>
    <style:style style:name="T35" style:family="text">
      <style:text-properties fo:background-color="#ffffff" loext:char-shading-value="0"/>
    </style:style>
    <style:style style:name="T36" style:family="text">
      <style:text-properties fo:language="ru" fo:country="RU"/>
    </style:style>
    <style:style style:name="T37" style:family="text">
      <style:text-properties fo:language="ru" fo:country="RU" fo:background-color="#ffff00" loext:char-shading-value="0"/>
    </style:style>
    <style:style style:name="T38" style:family="text">
      <style:text-properties style:text-line-through-style="solid" style:text-line-through-type="single"/>
    </style:style>
    <style:style style:name="T39" style:family="text">
      <style:text-properties fo:language="en" fo:country="US"/>
    </style:style>
    <style:style style:name="T40" style:family="text">
      <style:text-properties officeooo:rsid="00096716"/>
    </style:style>
    <style:style style:name="T41" style:family="text">
      <style:text-properties officeooo:rsid="000ac609"/>
    </style:style>
    <style:style style:name="T42" style:family="text">
      <style:text-properties officeooo:rsid="000bbf06"/>
    </style:style>
    <style:style style:name="T43" style:family="text">
      <style:text-properties officeooo:rsid="00137d5f"/>
    </style:style>
    <style:style style:name="T44" style:family="text">
      <style:text-properties officeooo:rsid="00140454"/>
    </style:style>
    <style:style style:name="T45" style:family="text">
      <style:text-properties officeooo:rsid="00186ca0"/>
    </style:style>
    <style:style style:name="T46" style:family="text">
      <style:text-properties officeooo:rsid="001909b5"/>
    </style:style>
    <style:style style:name="T47" style:family="text">
      <style:text-properties officeooo:rsid="001a96c4"/>
    </style:style>
    <style:style style:name="T48" style:family="text">
      <style:text-properties officeooo:rsid="001c6172"/>
    </style:style>
    <style:style style:name="T49" style:family="text">
      <style:text-properties officeooo:rsid="001d0cd1"/>
    </style:style>
    <style:style style:name="T50" style:family="text">
      <style:text-properties officeooo:rsid="001de839"/>
    </style:style>
    <style:style style:name="T51" style:family="text">
      <style:text-properties officeooo:rsid="0022926c"/>
    </style:style>
    <style:style style:name="T52" style:family="text">
      <style:text-properties officeooo:rsid="00240954"/>
    </style:style>
    <style:style style:name="T53" style:family="text">
      <style:text-properties officeooo:rsid="0025eaca"/>
    </style:style>
    <style:style style:name="T54" style:family="text">
      <style:text-properties officeooo:rsid="00272c41"/>
    </style:style>
    <style:style style:name="T55" style:family="text">
      <style:text-properties officeooo:rsid="00279d56"/>
    </style:style>
    <style:style style:name="T56" style:family="text">
      <style:text-properties officeooo:rsid="00279d79"/>
    </style:style>
    <style:style style:name="T57" style:family="text">
      <style:text-properties officeooo:rsid="002c52c5"/>
    </style:style>
    <style:style style:name="T58" style:family="text">
      <style:text-properties officeooo:rsid="002e9744"/>
    </style:style>
    <style:style style:name="T59" style:family="text">
      <style:text-properties officeooo:rsid="002ea5fc"/>
    </style:style>
    <style:style style:name="T60" style:family="text">
      <style:text-properties officeooo:rsid="002feb82"/>
    </style:style>
    <style:style style:name="T61" style:family="text">
      <style:text-properties officeooo:rsid="00333b78"/>
    </style:style>
    <style:style style:name="T62" style:family="text">
      <style:text-properties officeooo:rsid="0033d052"/>
    </style:style>
    <style:style style:name="T63" style:family="text">
      <style:text-properties officeooo:rsid="00358c9c"/>
    </style:style>
    <style:style style:name="T64" style:family="text">
      <style:text-properties officeooo:rsid="003be7cd"/>
    </style:style>
    <style:style style:name="T65" style:family="text">
      <style:text-properties officeooo:rsid="003cacee"/>
    </style:style>
    <style:style style:name="T66" style:family="text">
      <style:text-properties officeooo:rsid="003ddbef"/>
    </style:style>
    <style:style style:name="T67" style:family="text">
      <style:text-properties officeooo:rsid="003e8aff"/>
    </style:style>
    <style:style style:name="T68" style:family="text">
      <style:text-properties officeooo:rsid="00409a9a"/>
    </style:style>
    <style:style style:name="T69" style:family="text">
      <style:text-properties officeooo:rsid="004101f2"/>
    </style:style>
    <style:style style:name="T70" style:family="text">
      <style:text-properties officeooo:rsid="0042f8d2"/>
    </style:style>
    <style:style style:name="T71" style:family="text">
      <style:text-properties officeooo:rsid="0042fcac"/>
    </style:style>
    <style:style style:name="T72" style:family="text">
      <style:text-properties officeooo:rsid="0043b5d2"/>
    </style:style>
    <style:style style:name="T73" style:family="text">
      <style:text-properties officeooo:rsid="001683d2"/>
    </style:style>
    <style:style style:name="T74" style:family="text">
      <style:text-properties officeooo:rsid="004b3245"/>
    </style:style>
    <style:style style:name="T75" style:family="text">
      <style:text-properties officeooo:rsid="004ff6ab"/>
    </style:style>
    <style:style style:name="T76" style:family="text">
      <style:text-properties officeooo:rsid="0053aad7"/>
    </style:style>
    <style:style style:name="T77" style:family="text">
      <style:text-properties officeooo:rsid="0054ff23"/>
    </style:style>
    <style:style style:name="T78" style:family="text">
      <style:text-properties officeooo:rsid="00563a94"/>
    </style:style>
    <style:style style:name="T79" style:family="text">
      <style:text-properties officeooo:rsid="005adcc8"/>
    </style:style>
    <style:style style:name="T80" style:family="text">
      <style:text-properties officeooo:rsid="005b3c2d"/>
    </style:style>
    <style:style style:name="T81" style:family="text">
      <style:text-properties officeooo:rsid="0062ad45"/>
    </style:style>
    <style:style style:name="T82" style:family="text">
      <style:text-properties officeooo:rsid="0062c750"/>
    </style:style>
    <style:style style:name="T83" style:family="text">
      <style:text-properties officeooo:rsid="00649d47"/>
    </style:style>
    <style:style style:name="T84" style:family="text">
      <style:text-properties officeooo:rsid="00675eee"/>
    </style:style>
    <style:style style:name="T85" style:family="text">
      <style:text-properties officeooo:rsid="006bb55a"/>
    </style:style>
    <style:style style:name="T86" style:family="text">
      <style:text-properties officeooo:rsid="006dee70"/>
    </style:style>
    <style:style style:name="T87" style:family="text">
      <style:text-properties officeooo:rsid="006e350b"/>
    </style:style>
    <style:style style:name="T88" style:family="text">
      <style:text-properties officeooo:rsid="006fd570"/>
    </style:style>
    <style:style style:name="T89" style:family="text">
      <style:text-properties officeooo:rsid="00732bb8"/>
    </style:style>
    <style:style style:name="T90" style:family="text">
      <style:text-properties officeooo:rsid="00781539"/>
    </style:style>
    <style:style style:name="T91" style:family="text">
      <style:text-properties officeooo:rsid="0079f069"/>
    </style:style>
    <style:style style:name="T92" style:family="text">
      <style:text-properties officeooo:rsid="007adf15"/>
    </style:style>
    <style:style style:name="T93" style:family="text">
      <style:text-properties officeooo:rsid="007f2f56"/>
    </style:style>
    <style:style style:name="T94" style:family="text">
      <style:text-properties officeooo:rsid="0081fa11"/>
    </style:style>
    <style:style style:name="T95" style:family="text">
      <style:text-properties officeooo:rsid="0085db15"/>
    </style:style>
    <style:style style:name="T96" style:family="text">
      <style:text-properties officeooo:rsid="0089dfab"/>
    </style:style>
    <style:style style:name="T97" style:family="text">
      <style:text-properties officeooo:rsid="008bb206"/>
    </style:style>
    <style:style style:name="T98" style:family="text">
      <style:text-properties officeooo:rsid="008f1c5f"/>
    </style:style>
    <style:style style:name="T99" style:family="text">
      <style:text-properties officeooo:rsid="00931c70"/>
    </style:style>
    <style:style style:name="T100" style:family="text">
      <style:text-properties officeooo:rsid="009b2c4e"/>
    </style:style>
    <style:style style:name="T101" style:family="text">
      <style:text-properties officeooo:rsid="009cf693"/>
    </style:style>
    <style:style style:name="T102" style:family="text">
      <style:text-properties officeooo:rsid="009e7727"/>
    </style:style>
    <style:style style:name="T103" style:family="text">
      <style:text-properties officeooo:rsid="009f0f49"/>
    </style:style>
    <style:style style:name="T104" style:family="text">
      <style:text-properties officeooo:rsid="00a0250c"/>
    </style:style>
    <style:style style:name="T105" style:family="text">
      <style:text-properties officeooo:rsid="00a06c7e"/>
    </style:style>
    <style:style style:name="T106" style:family="text">
      <style:text-properties officeooo:rsid="00a335dd"/>
    </style:style>
    <style:style style:name="T107" style:family="text">
      <style:text-properties officeooo:rsid="00a3d065"/>
    </style:style>
    <style:style style:name="T108" style:family="text">
      <style:text-properties officeooo:rsid="00a582bc"/>
    </style:style>
    <style:style style:name="T109" style:family="text">
      <style:text-properties officeooo:rsid="00aa1acf"/>
    </style:style>
    <style:style style:name="T110" style:family="text">
      <style:text-properties officeooo:rsid="00ab5403"/>
    </style:style>
    <style:style style:name="T111" style:family="text">
      <style:text-properties officeooo:rsid="00af0d86"/>
    </style:style>
    <style:style style:name="T112" style:family="text">
      <style:text-properties officeooo:rsid="00b059ee"/>
    </style:style>
    <style:style style:name="T113" style:family="text">
      <style:text-properties officeooo:rsid="00b1146f"/>
    </style:style>
    <style:style style:name="T114" style:family="text">
      <style:text-properties officeooo:rsid="00b151ed"/>
    </style:style>
    <style:style style:name="T115" style:family="text">
      <style:text-properties officeooo:rsid="00b28a06"/>
    </style:style>
    <style:style style:name="T116" style:family="text">
      <style:text-properties officeooo:rsid="00b2a3a7"/>
    </style:style>
    <style:style style:name="T117" style:family="text">
      <style:text-properties officeooo:rsid="00b834d9"/>
    </style:style>
    <style:style style:name="T118" style:family="text">
      <style:text-properties officeooo:rsid="00bae8b0"/>
    </style:style>
    <style:style style:name="T119" style:family="text">
      <style:text-properties officeooo:rsid="00bbe755"/>
    </style:style>
    <style:style style:name="T120" style:family="text">
      <style:text-properties officeooo:rsid="00bd68b4"/>
    </style:style>
    <style:style style:name="T121" style:family="text">
      <style:text-properties officeooo:rsid="00c1e470"/>
    </style:style>
    <style:style style:name="T122" style:family="text">
      <style:text-properties officeooo:rsid="00c3f4c3"/>
    </style:style>
    <style:style style:name="T123" style:family="text">
      <style:text-properties officeooo:rsid="00c6c719"/>
    </style:style>
    <style:style style:name="T124" style:family="text">
      <style:text-properties officeooo:rsid="00cebabf"/>
    </style:style>
    <style:style style:name="T125" style:family="text">
      <style:text-properties officeooo:rsid="00d18751"/>
    </style:style>
    <style:style style:name="T126" style:family="text">
      <style:text-properties officeooo:rsid="00d2f8d8"/>
    </style:style>
    <style:style style:name="T127" style:family="text">
      <style:text-properties officeooo:rsid="00d66348"/>
    </style:style>
    <style:style style:name="T128" style:family="text">
      <style:text-properties officeooo:rsid="00d82149"/>
    </style:style>
    <style:style style:name="T129" style:family="text">
      <style:text-properties officeooo:rsid="00d9930c"/>
    </style:style>
    <style:style style:name="T130" style:family="text">
      <style:text-properties officeooo:rsid="00da051f"/>
    </style:style>
    <style:style style:name="T131" style:family="text">
      <style:text-properties officeooo:rsid="00da41ef"/>
    </style:style>
    <style:style style:name="T132" style:family="text">
      <style:text-properties officeooo:rsid="00dbb737"/>
    </style:style>
    <style:style style:name="T133" style:family="text">
      <style:text-properties officeooo:rsid="00e00fdb"/>
    </style:style>
    <style:style style:name="T134" style:family="text">
      <style:text-properties officeooo:rsid="00e3ae1f"/>
    </style:style>
    <style:style style:name="T135" style:family="text">
      <style:text-properties officeooo:rsid="00ee66fa"/>
    </style:style>
    <style:style style:name="T136" style:family="text">
      <style:text-properties officeooo:rsid="00ee8ade"/>
    </style:style>
    <style:style style:name="T137" style:family="text">
      <style:text-properties officeooo:rsid="00f5173d"/>
    </style:style>
    <style:style style:name="T138" style:family="text">
      <style:text-properties officeooo:rsid="00f55537"/>
    </style:style>
    <style:style style:name="T139" style:family="text">
      <style:text-properties officeooo:rsid="00f5fdf4"/>
    </style:style>
    <style:style style:name="T140" style:family="text">
      <style:text-properties officeooo:rsid="00f9f817"/>
    </style:style>
    <style:style style:name="T141" style:family="text">
      <style:text-properties officeooo:rsid="00fb60aa"/>
    </style:style>
    <style:style style:name="T142" style:family="text">
      <style:text-properties officeooo:rsid="00fc4b86"/>
    </style:style>
    <style:style style:name="T143" style:family="text">
      <style:text-properties officeooo:rsid="00fe743f"/>
    </style:style>
    <style:style style:name="T144" style:family="text">
      <style:text-properties officeooo:rsid="00ff3d49"/>
    </style:style>
    <style:style style:name="T145" style:family="text">
      <style:text-properties officeooo:rsid="0102990d"/>
    </style:style>
    <style:style style:name="T146" style:family="text">
      <style:text-properties officeooo:rsid="010435d7"/>
    </style:style>
    <style:style style:name="T147" style:family="text">
      <style:text-properties officeooo:rsid="0104ba60"/>
    </style:style>
    <style:style style:name="T148" style:family="text">
      <style:text-properties officeooo:rsid="0104e5f8"/>
    </style:style>
    <style:style style:name="T149" style:family="text">
      <style:text-properties officeooo:rsid="0106cd53"/>
    </style:style>
    <style:style style:name="T150" style:family="text">
      <style:text-properties officeooo:rsid="010bf4c2"/>
    </style:style>
    <style:style style:name="T151" style:family="text">
      <style:text-properties officeooo:rsid="01131b75"/>
    </style:style>
    <style:style style:name="T152" style:family="text">
      <style:text-properties officeooo:rsid="01140b24"/>
    </style:style>
    <style:style style:name="T153" style:family="text">
      <style:text-properties officeooo:rsid="0114daa7"/>
    </style:style>
    <style:style style:name="T154" style:family="text">
      <style:text-properties officeooo:rsid="0119a128"/>
    </style:style>
    <style:style style:name="T155" style:family="text">
      <style:text-properties officeooo:rsid="011a42d5"/>
    </style:style>
    <style:style style:name="T156" style:family="text">
      <style:text-properties officeooo:rsid="011b6308"/>
    </style:style>
    <style:style style:name="T157" style:family="text">
      <style:text-properties officeooo:rsid="011c1bfb"/>
    </style:style>
    <style:style style:name="T158" style:family="text">
      <style:text-properties officeooo:rsid="0121d115"/>
    </style:style>
    <style:style style:name="T159" style:family="text">
      <style:text-properties officeooo:rsid="0123161d"/>
    </style:style>
    <style:style style:name="T160" style:family="text">
      <style:text-properties officeooo:rsid="01251545"/>
    </style:style>
    <style:style style:name="T161" style:family="text">
      <style:text-properties officeooo:rsid="0125b438"/>
    </style:style>
    <style:style style:name="T162" style:family="text">
      <style:text-properties officeooo:rsid="0127101c"/>
    </style:style>
    <style:style style:name="T163" style:family="text">
      <style:text-properties officeooo:rsid="01277552"/>
    </style:style>
    <style:style style:name="T164" style:family="text">
      <style:text-properties officeooo:rsid="012a4b4d"/>
    </style:style>
    <style:style style:name="T165" style:family="text">
      <style:text-properties officeooo:rsid="012b62e0"/>
    </style:style>
    <style:style style:name="T166" style:family="text">
      <style:text-properties officeooo:rsid="0131084f"/>
    </style:style>
    <style:style style:name="T167" style:family="text">
      <style:text-properties officeooo:rsid="01327d5d"/>
    </style:style>
    <style:style style:name="T168" style:family="text">
      <style:text-properties officeooo:rsid="01340e39"/>
    </style:style>
    <style:style style:name="T169" style:family="text">
      <style:text-properties officeooo:rsid="0136c708"/>
    </style:style>
    <style:style style:name="T170" style:family="text">
      <style:text-properties officeooo:rsid="013aa7af"/>
    </style:style>
    <style:style style:name="T171" style:family="text">
      <style:text-properties officeooo:rsid="013d7dd4"/>
    </style:style>
    <style:style style:name="T172" style:family="text">
      <style:text-properties officeooo:rsid="013dea79"/>
    </style:style>
    <style:style style:name="T173" style:family="text">
      <style:text-properties officeooo:rsid="013e91d8"/>
    </style:style>
    <style:style style:name="T174" style:family="text">
      <style:text-properties officeooo:rsid="0140c0d0"/>
    </style:style>
    <style:style style:name="T175" style:family="text">
      <style:text-properties officeooo:rsid="0147383d"/>
    </style:style>
    <style:style style:name="T176" style:family="text">
      <style:text-properties officeooo:rsid="014b08f9"/>
    </style:style>
    <style:style style:name="T177" style:family="text">
      <style:text-properties officeooo:rsid="014b9752"/>
    </style:style>
    <style:style style:name="T178" style:family="text">
      <style:text-properties officeooo:rsid="014d8eb4"/>
    </style:style>
    <style:style style:name="T179" style:family="text">
      <style:text-properties officeooo:rsid="014fd7ee"/>
    </style:style>
    <style:style style:name="T180" style:family="text">
      <style:text-properties officeooo:rsid="01517c47"/>
    </style:style>
    <style:style style:name="T181" style:family="text">
      <style:text-properties officeooo:rsid="01526f5a"/>
    </style:style>
    <style:style style:name="T182" style:family="text">
      <style:text-properties officeooo:rsid="0155c7ba"/>
    </style:style>
    <style:style style:name="T183" style:family="text">
      <style:text-properties officeooo:rsid="01561143"/>
    </style:style>
    <style:style style:name="T184" style:family="text">
      <style:text-properties officeooo:rsid="01567f6a"/>
    </style:style>
    <style:style style:name="T185" style:family="text">
      <style:text-properties officeooo:rsid="0157bf78"/>
    </style:style>
    <style:style style:name="T186" style:family="text">
      <style:text-properties officeooo:rsid="015aea7e"/>
    </style:style>
    <style:style style:name="T187" style:family="text">
      <style:text-properties officeooo:rsid="015bdab9"/>
    </style:style>
    <style:style style:name="T188" style:family="text">
      <style:text-properties officeooo:rsid="015ca7c6"/>
    </style:style>
    <style:style style:name="T189" style:family="text">
      <style:text-properties officeooo:rsid="015d7618"/>
    </style:style>
    <style:style style:name="T190" style:family="text">
      <style:text-properties officeooo:rsid="015e9b8f"/>
    </style:style>
    <style:style style:name="T191" style:family="text">
      <style:text-properties officeooo:rsid="015ee398"/>
    </style:style>
    <style:style style:name="T192" style:family="text">
      <style:text-properties officeooo:rsid="015f855b"/>
    </style:style>
    <style:style style:name="T193" style:family="text">
      <style:text-properties officeooo:rsid="01616937"/>
    </style:style>
    <style:style style:name="T194" style:family="text">
      <style:text-properties officeooo:rsid="0162c676"/>
    </style:style>
    <style:style style:name="T195" style:family="text">
      <style:text-properties officeooo:rsid="016378c0"/>
    </style:style>
    <style:style style:name="T196" style:family="text">
      <style:text-properties officeooo:rsid="0165b278"/>
    </style:style>
    <style:style style:name="T197" style:family="text">
      <style:text-properties officeooo:rsid="0169868d"/>
    </style:style>
    <style:style style:name="T198" style:family="text">
      <style:text-properties officeooo:rsid="016aa1a0"/>
    </style:style>
    <style:style style:name="T199" style:family="text">
      <style:text-properties officeooo:rsid="016f8833"/>
    </style:style>
    <style:style style:name="T200" style:family="text">
      <style:text-properties officeooo:rsid="017043c2"/>
    </style:style>
    <style:style style:name="T201" style:family="text">
      <style:text-properties officeooo:rsid="01737d12"/>
    </style:style>
    <style:style style:name="T202" style:family="text">
      <style:text-properties officeooo:rsid="017643af"/>
    </style:style>
    <style:style style:name="T203" style:family="text">
      <style:text-properties officeooo:rsid="01771d7d"/>
    </style:style>
    <style:style style:name="T204" style:family="text">
      <style:text-properties officeooo:rsid="01782681"/>
    </style:style>
    <style:style style:name="T205" style:family="text">
      <style:text-properties officeooo:rsid="01798467"/>
    </style:style>
    <style:style style:name="T206" style:family="text">
      <style:text-properties officeooo:rsid="0179c58a"/>
    </style:style>
    <style:style style:name="T207" style:family="text">
      <style:text-properties officeooo:rsid="017bb99b"/>
    </style:style>
    <style:style style:name="T208" style:family="text">
      <style:text-properties officeooo:rsid="017c38e5"/>
    </style:style>
    <style:style style:name="T209" style:family="text">
      <style:text-properties officeooo:rsid="017cb1ad"/>
    </style:style>
    <style:style style:name="T210" style:family="text">
      <style:text-properties officeooo:rsid="017db6e2"/>
    </style:style>
    <style:style style:name="T211" style:family="text">
      <style:text-properties officeooo:rsid="017e51db"/>
    </style:style>
    <style:style style:name="T212" style:family="text">
      <style:text-properties officeooo:rsid="017e65da"/>
    </style:style>
    <style:style style:name="T213" style:family="text">
      <style:text-properties officeooo:rsid="017ed1d3"/>
    </style:style>
    <style:style style:name="T214" style:family="text">
      <style:text-properties officeooo:rsid="018049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2"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9">Заставка каждой главы – общая картина, потихоньку складывающаяся из паззлов</text:p>
      <text:p text:style-name="P19"/>
      <text:p text:style-name="P17">(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220" text:outline-level="2">1</text:h>
      <text:p text:style-name="P175">009 Sound System – DreamScape (<text:a xlink:type="simple" xlink:href="https://www.youtube.com/watch?v=TKfS5zVfGBc" text:style-name="Internet_20_link" text:visited-style-name="Visited_20_Internet_20_Link">https://www.youtube.com/watch?v=TKfS5zVfGBc</text:a>)</text:p>
      <text:p text:style-name="P176">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78">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22">Я осторожно задвинул судно обратно под кровать Терминатору. Дело сделано. Теперь можно и заснуть.</text:p>
      <text:p text:style-name="P31"/>
      <text:p text:style-name="P31">~~~</text:p>
      <text:p text:style-name="P22"><text:a xlink:type="simple" xlink:href="https://www.youtube.com/watch?v=rvk5D1iI2LA" text:style-name="Internet_20_link" text:visited-style-name="Visited_20_Internet_20_Link">https://www.youtube.com/watch?v=rvk5D1iI2LA</text:a></text:p>
      <text:h text:style-name="P223" text:outline-level="1">Mark Knopfler - Marbletown - Córdoba 2010 </text:h>
      <text:p text:style-name="P22"/>
      <text:p text:style-name="P22">Джет нетерпеливо толкает меня копытом в плечо. &lt;<text:span text:style-name="T9">Её полное имя – Рэйнбоу Джет</text:span>&gt;</text:p>
      <text:p text:style-name="P22">- Хум, вставай! Хум! Пора собираться! Хум… Хуман!!!</text:p>
      <text:p text:style-name="P22">Последний толчок больше похож на пинок. Я со стоном разлепляю веки.</text:p>
      <text:p text:style-name="P22"/>
      <text:p text:style-name="P22">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22">&lt;<text:span text:style-name="T9">одеяло?</text:span>&gt;</text:p>
      <text:p text:style-name="P22"><text:soft-page-break/>- Они приближаются! Я слышала их горн<text:span text:style-name="T1">!</text:span> Надо убираться отсюда!</text:p>
      <text:p text:style-name="P22"/>
      <text:p text:style-name="P22">Последнюю порцию барахла Джет утрамбовывает, с размаху усевшись на мешок. Тот жалобно скрипит.</text:p>
      <text:p text:style-name="P22"/>
      <text:p text:style-name="P22">- Да вставай же!</text:p>
      <text:p text:style-name="P22">Не дождавшись, Джет нетерпеливо прыгает ко мне и, поддев мордой, переводит в сидячее положение.</text:p>
      <text:p text:style-name="P22">Мешок, облегчённо крякнув, вываливает половину содержимого на землю.</text:p>
      <text:p text:style-name="P22"/>
      <text:p text:style-name="P22">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22">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22"/>
      <text:p text:style-name="P22">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22"/>
      <text:p text:style-name="P25">Нет, Агамемнон – ерунда. За нами. Гонятся. Чёртовы. Чокнутые. Пони.</text:p>
      <text:p text:style-name="P25"/>
      <text:p text:style-name="P2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5"/>
      <text:p text:style-name="P25">Ну вот кто заставил тебя улыбаться Дейдре, Хуман? Ведь всё так неплохо шло…</text:p>
      <text:p text:style-name="P22"/>
      <text:p text:style-name="P31">***</text:p>
      <text:p text:style-name="P22">...</text:p>
      <text:p text:style-name="P22">- Привет, красавчики! &lt;<text:span text:style-name="T9">Развернуть характер Эпплхэт и её маленькой сестры Лейлы</text:span>&gt;</text:p>
      <text:p text:style-name="P22"><text:soft-page-break/></text:p>
      <text:p text:style-name="P22">Мы обернулись на голос и узрели с полдюжины копий, чуть ли не уткнувшихся нам в носы.</text:p>
      <text:p text:style-name="P22"/>
      <text:p text:style-name="P23">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22"/>
      <text:p text:style-name="P22">-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22"/>
      <text:p text:style-name="P2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22">В незащищённую бронёй шею Джет упиралось копьё крохотной поньки с гривой ёршиком. &lt;<text:span text:style-name="T9">Развернуть характер Лейлы Блум</text:span>&gt;</text:p>
      <text:p text:style-name="P22"/>
      <text:p text:style-name="P22">- Хорошая попытка, летун, - расплылась в ехидной улыбке малютка, - но устраивать засады нас учат с младенчества. Крылатым этого не понять, правда?</text:p>
      <text:p text:style-name="P22"/>
      <text:p text:style-name="P22">Тут <text:span text:style-name="T169">я заметил</text:span>, что крыльев у этих оборванцев не наблюдается.</text:p>
      <text:p text:style-name="P22"/>
      <text:p text:style-name="P22">-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22"/>
      <text:p text:style-name="P22">Та мрачно стояла, сцепив зубы.</text:p>
      <text:p text:style-name="P22"/>
      <text:p text:style-name="P22">-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22"/>
      <text:p text:style-name="P22">Её собеседница только хмыкнула.</text:p>
      <text:p text:style-name="P22"/>
      <text:p text:style-name="P22"><text:soft-page-break/>- Хорош жеребёнок - ягодицы, что у ломовика! - она задумалась. - Так. Летуна – на кухню. А этого… красавчика – к Дейдре.</text:p>
      <text:p text:style-name="P22"/>
      <text:p text:style-name="P31">…</text:p>
      <text:p text:style-name="P31"/>
      <text:p text:style-name="P2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22"/>
      <text:p text:style-name="P22">…</text:p>
      <text:p text:style-name="P22"/>
      <text:p text:style-name="P22">-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22"/>
      <text:p text:style-name="P22">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22">Поняха с недоверием смотрела на меня.</text:p>
      <text:p text:style-name="P22"/>
      <text:p text:style-name="P22">- Хум, ты прикалываешься? Или та поломаная пегаска таки права, и ты действительно ничего не помнишь?</text:p>
      <text:p text:style-name="P22"/>
      <text:p text:style-name="P22">Понька принялась загибать копыта, делая сброс через каждую пару:</text:p>
      <text:p text:style-name="P22"/>
      <text:p text:style-name="P2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22"/>
      <text:p text:style-name="P22">…Я истерически рассмеялся…</text:p>
      <text:p text:style-name="P22"/>
      <text:p text:style-name="P22">-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22"><text:soft-page-break/></text:p>
      <text:p text:style-name="P22">Поняха с надеждой посмотрела на меня. Я с огромным облегчением отрицательно помотал головой.</text:p>
      <text:p text:style-name="P22"/>
      <text:p text:style-name="P22">-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22"/>
      <text:p text:style-name="P22">Дейдра мечтательно вздохнула.</text:p>
      <text:p text:style-name="P22"/>
      <text:p text:style-name="P22">- Может, ты тоже вождь своего племени, Хум? Какой у тебя талант? Летать и магичить ты не умеешь. Может, ты умеешь <text:span text:style-name="T2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22"/>
      <text:p text:style-name="P22">Я упорно помотал головой. Дейдра пристально уставилась на меня, пытаясь рассмотреть мой талант. Наконец она ухмыльнулась кривой улыбкой.</text:p>
      <text:p text:style-name="P22"/>
      <text:p text:style-name="P2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22">-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22"/>
      <text:p text:style-name="P22">Розовая поняха заметно поскучнела.</text:p>
      <text:p text:style-name="P22"/>
      <text:p text:style-name="P2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22"/>
      <text:p text:style-name="P2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22"><text:soft-page-break/></text:p>
      <text:p text:style-name="P22">-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22"/>
      <text:p text:style-name="P22">Я улыбнулся и понимающе покачал головой. Всё-таки между людьми и пони намного больше общего, чем тебе казалось, Хуман!</text:p>
      <text:p text:style-name="P22">Дейдра уныло свесила голову.</text:p>
      <text:p text:style-name="P22"/>
      <text:p text:style-name="P2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22"/>
      <text:p text:style-name="P22">Розовая кобылка вновь сжала зубами горлышко и запрокинула бутылку. Послышалось долгое бульканье.</text:p>
      <text:p text:style-name="P22"/>
      <text:p text:style-name="P2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22"/>
      <text:p text:style-name="P2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22"/>
      <text:p text:style-name="P2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22"/>
      <text:p text:style-name="P22">Кобылка завела глаза, сложила губы бантиком и произнесла фальцетом:</text:p>
      <text:p text:style-name="P22"/>
      <text:p text:style-name="P22">-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22"/>
      <text:p text:style-name="P2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22"/>
      <text:p text:style-name="P22">-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text:soft-page-break/>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22"/>
      <text:p text:style-name="P22">Вместе с храпом изо рта самой великой пиратки вылетело три розовых пузыря. Поняха явно перебрала с алкоголем.</text:p>
      <text:p text:style-name="P22"/>
      <text:p text:style-name="P31">…</text:p>
      <text:p text:style-name="P31"/>
      <text:p text:style-name="P2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2"/>
      <text:p text:style-name="P2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2"/>
      <text:p text:style-name="P22">- Джет… Джет… Да вставай же, засоня! - я громко шептал в ухо спящей пегаске, <text:span text:style-name="T1">легонько похлопывая по шее.</text:span></text:p>
      <text:p text:style-name="P22">- Мн-мн-хррр, - сонно чавкала пегаска, пуская слюни. - Гороховый суп закончился. Пюре будет через полчаса. Не ломайте лавки, пожалуйста… А? Что?</text:p>
      <text:p text:style-name="P22"/>
      <text:p text:style-name="P22">Я шёлкнул пегаску по носу.</text:p>
      <text:p text:style-name="P22">- Вставай! Надо сматываться. Дейдра хочет сделать меня своим фаворитом. У меня плохие предчувствия на этот счёт.</text:p>
      <text:p text:style-name="P22"/>
      <text:p text:style-name="P22">Пегаска поднялась, потирая нос копытом. Рваное одеяло сползло с её тела и в нос мне ударил кислый запах. </text:p>
      <text:p text:style-name="P22">-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2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22"/>
      <text:p text:style-name="P22"><text:soft-page-break/>…</text:p>
      <text:p text:style-name="P22"/>
      <text:p text:style-name="P22">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22"/>
      <text:p text:style-name="P22">Есть только одно маленькое “но”.</text:p>
      <text:p text:style-name="P22">Эти двадцать шагов заполнены валяющимися вповалку, храпящими, чмокающими, сопящими и дёргающимися во сне пони.</text:p>
      <text:p text:style-name="P22"/>
      <text:p text:style-name="P22">- Ты чего остановился? - пихнула меня головой в спину Джет. - Надо торопиться, пока не рассвело!</text:p>
      <text:p text:style-name="P22"/>
      <text:p text:style-name="P22">Я обреченно вздохнул, выбрал на полу место, свободное от понеконечностей и поставил туда ногу.</text:p>
      <text:p text:style-name="P22">Почти попал. Светло-коричневая пони ойкнула и сжалась во сне, когда я наступил ей на хвост.</text:p>
      <text:p text:style-name="P2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2"/>
      <text:p text:style-name="P22">Позади меня послышалось топанье, череда взвизгиваний и возни, нарастающая, подобно прибою.</text:p>
      <text:p text:style-name="P22">Джет невозмутимо торила свой путь прямо по ногам, туловищам и хвостам распластавшихся на полу пони.</text:p>
      <text:p text:style-name="P22"/>
      <text:p text:style-name="P22">- Ты рехнулась? - зашипел на неё я, - надо ж осторожно!</text:p>
      <text:p text:style-name="P22">- Ну, раз ты так хочешь, - пожала плечами пегаска и осторожно поставила ногу на голову пони, сосущей во сне собственное копыто.</text:p>
      <text:p text:style-name="P22"/>
      <text:p text:style-name="P2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2"/>
      <text:p text:style-name="P22">Я остервенело дёргал ручку двери, ощущая затылком просыпающийся зал.</text:p>
      <text:p text:style-name="P22">- Закрыто, блин! - я дёрнул ещё сильнее и приложился задницой о пол, сжимая в руке оторванную ручку.</text:p>
      <text:p text:style-name="P22"/>
      <text:p text:style-name="P22">- Хум<text:span text:style-name="T27">, подвинься!</text:span></text:p>
      <text:p text:style-name="P52">Пегаска оттеснила меня крупом и повернулась к двери задом.</text:p>
      <text:p text:style-name="P22"/>
      <text:p text:style-name="P202">БАБАХ!!!</text:p>
      <text:p text:style-name="P202"><text:soft-page-break/></text:p>
      <text:p text:style-name="P202">Я ошалело смотрел на дверь, вылетевшую вместе с косяком во двор.</text:p>
      <text:p text:style-name="P202"/>
      <text:p text:style-name="P20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202">- Ага. - ухмыльнулась Джет. - Я — крутая! По заднему джебу мне нет равных на нашем облаке и двух соседних!</text:p>
      <text:p text:style-name="P202">- То же мне — крутая! - донеслось откуда-то снизу. - Да я смогла бы выбить эту дверь лбом! Она всё равно кое-как сляпана из обломков скамеек!</text:p>
      <text:p text:style-name="P202"/>
      <text:p text:style-name="P203">Мои ноги обнимала Дейдра, улыбаясь мне хищной улыбкой.</text:p>
      <text:p text:style-name="P203"/>
      <text:p text:style-name="P203">- И, кстати, чтобы открыть её, достаточно было просто отодвинуть засов.</text:p>
      <text:p text:style-name="P203"/>
      <text:p text:style-name="P203">В забеге на первенство тупости ты уверенно догоняешь пегаску, Хуман!</text:p>
      <text:p text:style-name="P203">Я криво улыбнулся Дейдре.</text:p>
      <text:p text:style-name="P203"/>
      <text:p text:style-name="P20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203"/>
      <text:p text:style-name="P203">Я сразу понял, что улыбаться Дейдре было плохой идеей. Поняха состроила щенячьи глаза и усилила и без того стальную хватку вокруг моих ног.</text:p>
      <text:p text:style-name="P203"/>
      <text:p text:style-name="P203">- Не бросай меня, Хум! Мне тут так скууучнооо!</text:p>
      <text:p text:style-name="P203"/>
      <text:p text:style-name="P203">Губы её задрожжали, как будто она собралась зареветь.</text:p>
      <text:p text:style-name="P20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03"/>
      <text:p text:style-name="P20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203"/>
      <text:p text:style-name="P203">- Ммммфффф! - отвечала ей Джет.</text:p>
      <text:p text:style-name="P203"><text:soft-page-break/></text:p>
      <text:p text:style-name="P203">Диалог прервался взвизгом и плеском воды. Наконец-то я почувствовал свои ноги свободными!</text:p>
      <text:p text:style-name="P203"/>
      <text:p text:style-name="P31">***</text:p>
      <text:p text:style-name="P22"/>
      <text:p text:style-name="P22">- Ты опять за своё! - крик Джет прямо в ухо перемешивает все воспоминания. - Выныривай! Они уже совсем близко!!!</text:p>
      <text:p text:style-name="P22"/>
      <text:p text:style-name="P22">Я содрогаюсь, вскакиваю с земли и машинально забрасываю мешок на плёчо.</text:p>
      <text:p text:style-name="P22"/>
      <text:p text:style-name="P22">- Идём.</text:p>
      <text:p text:style-name="P22"/>
      <text:h text:style-name="P220"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text:soft-page-break/>-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text:soft-page-break/></text:p>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text:soft-page-break/>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text:soft-page-break/></text:p>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text:soft-page-break/>-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text:soft-page-break/>-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text:soft-page-break/>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text:soft-page-break/></text:p>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189">Сто шестьдесят</text:span> вагонеток отличной высоконасыщенной серебряной руды! <text:span text:style-name="T189">Десять</text:span> вагонет<text:span text:style-name="T189">о</text:span>к в день – это поистине королевский подарок!</text:p>
      <text:p text:style-name="P7">- Тридцать пять процентов! За тридцать пять лет! Не морочь мне голову – <text:span text:style-name="T189">сто шестьдесят</text:span> вагонеток в Крогхарте добывалось двести лет назад! Сейчас и <text:span text:style-name="T189">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text:soft-page-break/>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189">ие</text:span> <text:span text:style-name="T189">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text:soft-page-break/>-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189">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52">- Пять битов! - поворачивается к Луне Селестия.</text:p>
      <text:p text:style-name="P52">Та молча достаёт монетку из шкафчика за троном и кладёт в протянутое копыто.</text:p>
      <text:h text:style-name="P220" text:outline-level="2">2</text:h>
      <text:p text:style-name="P22"/>
      <text:p text:style-name="P22">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2"/>
      <text:p text:style-name="P22">- Дед, сигу не долганёшь?</text:p>
      <text:p text:style-name="P39">- Не курю.</text:p>
      <text:p text:style-name="P39">- Я не спрашивал тебя, куришь ли ты? - пальцы вопрошавшего шевелились, как будто разминая невидимый пластилин. - Сигу не долганёшь?</text:p>
      <text:p text:style-name="P25"/>
      <text:p text:style-name="P39">Крыс спрыгнул с подоконника, царапнув грязным ногтем по кафелю уборной.</text:p>
      <text:p text:style-name="P39">- Ты ведь должен мне ещё с прошлого раза.</text:p>
      <text:p text:style-name="P39"/>
      <text:p text:style-name="P39">Я вытащил из рукава пижамы двадцатисантиметровый гвоздь и плюнул ему под ноги.</text:p>
      <text:p text:style-name="P39"/>
      <text:p text:style-name="P39">- Ничего я тебе не должен. И ты сам это знаешь. Пошёл нахуй.</text:p>
      <text:p text:style-name="P39"/>
      <text:p text:style-name="P39">Крыс криво улыбнулся.</text:p>
      <text:p text:style-name="P39"/>
      <text:p text:style-name="P39">- Ну-ну. Вы тут, в Чертогах, совсем озверели, что ли? Из окон выпрыгиваете, на людей кидаетесь. Ладно-ладно, пока. Ещё увидимся.</text:p>
      <text:p text:style-name="P39"><text:soft-page-break/></text:p>
      <text:p text:style-name="P39">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36">под конвоем церберов с автоматами</text:span>, и нас не навещают извне. Никто и никогда.</text:p>
      <text:p text:style-name="P39">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89">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89">четверть</text:span> пачки. И если Крыс не помнит, на чём мы сторговались – это его проблемы, не мои.</text:p>
      <text:p text:style-name="P39"/>
      <text:p text:style-name="P39">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32">Смысл речи Папы?</text:span>&gt;</text:p>
      <text:p text:style-name="P39"/>
      <text:p text:style-name="P56">…шшш… </text:p>
      <text:p text:style-name="P56">sanctificetur nomen tuum; </text:p>
      <text:p text:style-name="P56">adveniat regnum tuum; </text:p>
      <text:p text:style-name="P56">fiat voluntas tua, sicut in caelo et in terra…</text:p>
      <text:p text:style-name="P56">…хрррсссшшш… </text:p>
      <text:p text:style-name="P56">ne nuclear bellum. Amen</text:p>
      <text:p text:style-name="P56">…шшшссс…</text:p>
      <text:p text:style-name="P56"/>
      <text:p text:style-name="P39">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9">Я уже открывал дверь в палату, когда услышал лениво брошенное в спину замечание.</text:p>
      <text:p text:style-name="P39"/>
      <text:p text:style-name="P39">- Дед, собирай шмотки, скоро переезжаешь. На твоё место новенького поселяют. А тебя в соседнюю палату.</text:p>
      <text:p text:style-name="P39"/>
      <text:p text:style-name="P39">Я повернулся.</text:p>
      <text:p text:style-name="P39"/>
      <text:p text:style-name="P39">- Когда переезд?</text:p>
      <text:p text:style-name="P39">- Завтра. Или послезавтра, если чувак в реанимации задержится. </text:p>
      <text:p text:style-name="P39">- А почему не новенького в соседнюю? На кой чёрт им я сдался?</text:p>
      <text:p text:style-name="P39"><text:soft-page-break/></text:p>
      <text:p text:style-name="P39"><text:s/>Дредд удивлённо бухнулся на все четыре ножки стула.</text:p>
      <text:p text:style-name="P39"/>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9"/>
      <text:p text:style-name="P39">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9">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9">Так что нет, не за память я пекусь. Просто приём нейролептиков напрочь отключает не только память, но и сновидения – я проверял.</text:p>
      <text:p text:style-name="P39"/>
      <text:p text:style-name="P39">А мне нравятся сны.</text:p>
      <text:p text:style-name="P3"/>
      <text:p text:style-name="P43">~~~</text:p>
      <text:p text:style-name="P39"/>
      <text:p text:style-name="P3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36">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36">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37">неделю</text:span><text:span text:style-name="T36"> назад. </text:span>Дым от привала преследователей не виден уже последние два дня. Я спускаюсь вниз и спрыгиваю с нижней ветки на землю. </text:p>
      <text:p text:style-name="P39"><text:soft-page-break/></text:p>
      <text:p text:style-name="P39">- Таки оторвались. Но впереди обрыв. Надо думать, как спуститься.</text:p>
      <text:p text:style-name="P39"/>
      <text:p text:style-name="P39">Джет виновато смотрит на меня. Вот глупая пегаска! Она <text:span text:style-name="T35">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9"/>
      <text:p text:style-name="P39">- Каша будет готова через пять минут.</text:p>
      <text:p text:style-name="P39"/>
      <text:p text:style-name="P39">Словно бы в заглаживание вины своей немощности, Джет взяла готовку пищи на себя. </text:p>
      <text:p text:style-name="P39"/>
      <text:p text:style-name="P3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9"/>
      <text:p text:style-name="P39">Джет сидит у костра напротив меня и молча жуёт кашу.</text:p>
      <text:p text:style-name="P39">- Ты теперь до старости будешь его носить? - указываю я на одеяло.</text:p>
      <text:p text:style-name="P39">Пегаска только сильнее кутается в него. Кажется, она дрожит.</text:p>
      <text:p text:style-name="P39">- Тебе холодно? Брось, у костра же жарко? Давай я на тебя куртку накину?</text:p>
      <text:p text:style-name="P3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9"/>
      <text:p text:style-name="P39">Ладно же, мне эти странности уже осточертели!</text:p>
      <text:p text:style-name="P39">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9"/>
      <text:p text:style-name="P39">Едва слышится шорох сзади. Сначала чуть заметно коснувшись, Джет медленно прижимается ко мне всей спиной. Она сильно дрожит.</text:p>
      <text:p text:style-name="P39">Так мы согреваем друг-друга с тех пор, как сбежали от твердолобов – ночи стали заметно свежее.</text:p>
      <text:p text:style-name="P39">Но сейчас я отвергаю негласный договор. Это и раздражение на скрытность пегаски, и… </text:p>
      <text:p text:style-name="P3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9"/>
      <text:p text:style-name="P39">- Джет, блин, у нас речка в двух шагах! Я понимаю, холодно, но нельзя ли помыться? Реально трудно находиться рядом с тобой…</text:p>
      <text:p text:style-name="P39"/>
      <text:p text:style-name="P39">Так же беззвучно, как возникло, касание пропадает. Пропадает и запах…</text:p>
      <text:p text:style-name="P39">Я закрываю глаза.</text:p>
      <text:p text:style-name="P39"/>
      <text:p text:style-name="P39">Просыпаюсь от холода. Щупаю рукой сзади себя. Наконец поворачиваюсь.</text:p>
      <text:p text:style-name="P39">Никого.</text:p>
      <text:p text:style-name="P39"/>
      <text:p text:style-name="P39">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9"/>
      <text:p text:style-name="P39">Полянка перед орешником пуста. Едва дымятся угли погасшего костра. В лунном свете цепочка отпечатков копыт в песке ведёт к реке.</text:p>
      <text:p text:style-name="P3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9">…</text:p>
      <text:p text:style-name="P39">Ох, щит!!! М-м-мамочка…</text:p>
      <text:p text:style-name="P39">…</text:p>
      <text:p text:style-name="P39">Меня выворачивает наизнанку. Я падаю на колени и неистово блюю в воду. Течение уносит мой ужин к водопаду.</text:p>
      <text:p text:style-name="P39">Рядом со мной на песке лежит часть крыла. Парочка опарышей ещё ползают по голубоватым перьям. Обломок кости белеет в лунном свете.</text:p>
      <text:p text:style-name="P39">Проклятье! Какой же я долбень!</text:p>
      <text:p text:style-name="P39"/>
      <text:p text:style-name="P39">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9"/>
      <text:p text:style-name="P39">Я ускоряюсь.</text:p>
      <text:p text:style-name="P39"><text:soft-page-break/>Пегаска, понурив голову, бредёт к скальному выступу, нависающему над каньоном. Чуть подумав, она делает шаг в бездну.</text:p>
      <text:p text:style-name="P39">В последнем рывке я совершаю вратарский прыжок и хватаю пегаску за задние ноги. Дыхание перехватывает от удара животом и грудью о камни.</text:p>
      <text:p text:style-name="P39">Пегаска оборачивается. Её передняя нога застывает над пропастью.</text:p>
      <text:p text:style-name="P39"/>
      <text:p text:style-name="P39">- Джет, не дури, - хрипло прошу я осипшим от волнения голосом. - Я ступил. Я все эти дни тупил. Прости.</text:p>
      <text:p text:style-name="P39">-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9">Пегаска поворачивается навстречу пропасти.</text:p>
      <text:p text:style-name="P39"/>
      <text:p text:style-name="P3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9">- Нет! Пожалуйста!!! Я вылечу тебя! Я… Я прижгу рану!</text:p>
      <text:p text:style-name="P39"/>
      <text:p text:style-name="P39">Сквозь рыдания я выкрикиваю какие-то сумасбродные идеи, пока пегаска молча стоит над бездной.</text:p>
      <text:p text:style-name="P39">Наконец она усмехается.</text:p>
      <text:p text:style-name="P39"/>
      <text:p text:style-name="P39">-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9">Пегаска вздыхает.</text:p>
      <text:p text:style-name="P39">-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9"/>
      <text:p text:style-name="P3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9">Очень осторожно, словно бы извиняясь, Джет высвобождает сначала одну ногу из моего захвата. Потом вторую. Я тупо смотрю на пустые ладони.</text:p>
      <text:p text:style-name="P39"/>
      <text:p text:style-name="P39">- Ты был хорошим другом. Прощай.</text:p>
      <text:p text:style-name="P39"/>
      <text:p text:style-name="P39">-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39"/>
      <text:p text:style-name="P39"><text:soft-page-break/>Мы оборачиваемся на голос. В свете первых лучей солнца на нас смотрит зебра.</text:p>
      <text:p text:style-name="P39"/>
      <text:h text:style-name="P220"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220" text:outline-level="2">3</text:h>
      <text:p text:style-name="P39"/>
      <text:p text:style-name="P39">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9"/>
      <text:p text:style-name="P39">- Вы сами видите… - обратился Лысый к Алексу. - Я бы его за периметр не выпускал. Вам решать, разумеется.</text:p>
      <text:p text:style-name="P3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9"/>
      <text:p text:style-name="P39">Лысый грузно поднялся. Скрипнула дверь и мы остались один на один.</text:p>
      <text:p text:style-name="P39"/>
      <text:p text:style-name="P39">- П-привет, Дедлайн - пробормотал Алекс.</text:p>
      <text:p text:style-name="P39">- Привет, сослуживец, - криво усмехнулся я. Старое командное прозвище <text:span text:style-name="T190">в устах моего бывшего босса </text:span>не вызвало во мне ностальгии.</text:p>
      <text:p text:style-name="P39"/>
      <text:p text:style-name="P39">Алекс на миг встретился со мной взглядом и снова опустил глаза.</text:p>
      <text:p text:style-name="P39"/>
      <text:p text:style-name="P39">- Ты же знаешь, у нас не было другого выхода. Извини.</text:p>
      <text:p text:style-name="P39">- Да ладно. Мне-то что. Тут неплохо кормят.</text:p>
      <text:p text:style-name="P39">- Парк для прогулок будет <text:span text:style-name="T135">увеличиваться</text:span>. Мы присоединили к территории автостоянку и засадили её соснами. <text:span text:style-name="T135">Там даже дёрн с грибницей положат – можно будет</text:span> <text:span text:style-name="T135">сыроежки собирать после дождя. </text:span>Уже достраивают расширенную ограду. <text:span text:style-name="T36">Я даже могу устроить тебе вылазки в город.</text:span> И я попросил, чтобы тебя перевели в свободную палату.</text:p>
      <text:p text:style-name="P39"><text:soft-page-break/>- А вот этого, как раз, не надо, - прервал я извинения Алекса. - Мне и в текущей неплохо. Говори, зачем позвал?</text:p>
      <text:p text:style-name="P39"/>
      <text:p text:style-name="P39">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35">Облако в виде смешной крылатой лошадки приближалось по небосводу к серым корпусам больницы</text:span>.</text:p>
      <text:p text:style-name="P39"/>
      <text:p text:style-name="P39">Наконец Алекс пожал плечами и <text:span text:style-name="T35">посмотрел мне в глаза</text:span>.</text:p>
      <text:p text:style-name="P39">- Дед, у нас проблемы. Хэвэн начала убивать.</text:p>
      <text:p text:style-name="P39"/>
      <text:p text:style-name="P39">Я откинулся на спинку стула и громко похлопал в ладоши.</text:p>
      <text:p text:style-name="P39">-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9"/>
      <text:p text:style-name="P39">Мой бывший <text:span text:style-name="T190">прожект-мэнеджер</text:span> досадливо сморщился и откинулся на спинку стула.</text:p>
      <text:p text:style-name="P39">- Ты не так меня понял. Мы не можем прикрыть проект. Никто нам не даст. Особенно сейчас, когда у <text:span text:style-name="T190">другой стороны</text:span> на подходе аналогичные комплексы. Нам нужна твоя помощь…</text:p>
      <text:p text:style-name="P39"/>
      <text:p text:style-name="P39">… Алекс терпеливо подождал, пока я прекращу ржать.</text:p>
      <text:p text:style-name="P39"/>
      <text:p text:style-name="P40">-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191">Как вернуться. В здравом уме и твёрдой памяти.</text:span> Карта прохождения ловушек. Ты ведь единственный, кто сохранил <text:span text:style-name="T191">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35">Мы читаем это в логах Уроков.</text:span></text:p>
      <text:p text:style-name="P40">Всего пару советов, и ты спасешь людей. </text:p>
      <text:p text:style-name="P39"/>
      <text:p text:style-name="P39">Я покачал головой.</text:p>
      <text:p text:style-name="P39">-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9"/>
      <text:p text:style-name="P39">Алекс долго молчал. </text:p>
      <text:p text:style-name="P39"><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9"/>
      <text:p text:style-name="P3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9"/>
      <text:p text:style-name="P39">Я сжал кулаки и встал. Дверь отворилась и заглянул Лысый. Алекс отрицательно мотнул ему головой.</text:p>
      <text:p text:style-name="P39">- Всё в порядке. Мы общаемся.</text:p>
      <text:p text:style-name="P39"/>
      <text:p text:style-name="P39">Дверь закрылась. Я сел и отвернулся к окну.</text:p>
      <text:p text:style-name="P39"/>
      <text:p text:style-name="P39">-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35">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9"/>
      <text:p text:style-name="P39">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9"/>
      <text:p text:style-name="P39">- В разумных пределах, говоришь?</text:p>
      <text:p text:style-name="P39">- В разумных.</text:p>
      <text:p text:style-name="P39">- А забор будет?</text:p>
      <text:p text:style-name="P39">- Да. Забор убрать не проси. Это невозможно, Дед. Это за пределами разумного. <text:span text:style-name="T135">Брюс никогда в жизни не подпишет. </text:span>Будет и забор, и вооружённая охрана. Даже не мысли о побеге.</text:p>
      <text:p text:style-name="P39">- Понятно.</text:p>
      <text:p text:style-name="P39"/>
      <text:p text:style-name="P25">Я решил схитрить. Просто из интереса. Кроме него, больше ловить тут было нечего.</text:p>
      <text:p text:style-name="P25"/>
      <text:p text:style-name="P25"><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5"/>
      <text:p text:style-name="P2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5"/>
      <text:p text:style-name="P2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36">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5">- Дед, - мягко остановил меня Алекс. - не надо. Не даешь мне помечтать, жестокий человек…</text:p>
      <text:p text:style-name="P25"/>
      <text:p text:style-name="P25">Выплюнув жвачку в салфетку и аккуратно препроводив бумажный шарик в ведро, Алекс печально развёл руками.</text:p>
      <text:p text:style-name="P25">- Меня не уведомляют о высших целях “<text:span text:style-name="T136">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9">- Разумеется, знал, - отдался воспоминаниям и я. - Это ж от идеи, что партнёра по бизнесу можно уничтожить физически, у Нэша поехала крыша.</text:p>
      <text:p text:style-name="P39">-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9"/>
      <text:p text:style-name="P39">Алекс скучающе завёл глаза.</text:p>
      <text:p text:style-name="P4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9"/>
      <text:p text:style-name="P39">Алекс посмотрел на часы, нахмурился и продолжил.</text:p>
      <text:p text:style-name="P39">- И, надеюсь, не будем. Потому что горячая война означает конец. Всем и навсегда. <text:span text:style-name="T136">Кибермозг той стороны на шесть лет старше нашего – недостижимое преимущество в наших реалиях. К счастью, <text:s/></text:span><text:span text:style-name="T19">MARATHON</text:span><text:span text:style-name="T136">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36">ё</text:span> остальн<text:span text:style-name="T136">о</text:span>е, вместе взят<text:span text:style-name="T136">о</text:span>е. А ты стал в позу и называешь нас ублюдками. Одеть белое пальто легче всего!</text:p>
      <text:p text:style-name="P39"/>
      <text:p text:style-name="P39">- Ну-ну. Ты очень убедительно рассказываешь, я проникся. Но ты так и не ответил на мой вопрос,- напомнил я ему. Разговор начал мне надоедать.</text:p>
      <text:p text:style-name="P39"/>
      <text:p text:style-name="P39">Мой бывший босс всё понял. Всё же проницательности ему было не занимать. Он бросил на меня злой взгляд, но тем не менее, начал.</text:p>
      <text:p text:style-name="P39"/>
      <text:p text:style-name="P3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9"/>
      <text:p text:style-name="P39">-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9"/>
      <text:p text:style-name="P39">Я оборвал смех.</text:p>
      <text:p text:style-name="P3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9"/>
      <text:p text:style-name="P39">-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36">Да, чуть было не забыл!</text:span></text:p>
      <text:p text:style-name="P57"/>
      <text:p text:style-name="P57">Босс вытащил из внутреннего кармана пиджака бутылку «Джентльмен Джека» и поставил передо мной.</text:p>
      <text:p text:style-name="P39"/>
      <text:p text:style-name="P57">- Мне действительно не хватает старых добрых времён. Что бы ты там себе ни думал.</text:p>
      <text:p text:style-name="P57"><text:soft-page-break/></text:p>
      <text:p text:style-name="P39"><text:span text:style-name="T36">Алекс</text:span> пошёл к выходу. У двери он замялся и вдруг обернулся.</text:p>
      <text:p text:style-name="P39">- <text:span text:style-name="T36">И, знаешь, с</text:span>амое страшное? <text:span text:style-name="T36">Э</text:span>то то, что ты до сих пор считаешь себя нормальным, - грустно улыбнулся <text:span text:style-name="T36">босс</text:span>. - <text:s/>Человеком. Мне реально страшно это видеть. И всем нам – остальные наблюдали по интеркому.</text:p>
      <text:p text:style-name="P39"/>
      <text:p text:style-name="P39">- Что?</text:p>
      <text:p text:style-name="P39"/>
      <text:p text:style-name="P39">- Дедлайн, ты собираешь узор из <text:span text:style-name="T192">шестнадцати</text:span> кубиков по картинке за пару секунд. При этом ещё успеваешь инвертировать цвета.</text:p>
      <text:p text:style-name="P39"/>
      <text:p text:style-name="P39">Алекс вышел.</text:p>
      <text:p text:style-name="P43"><text:line-break/>~~~</text:p>
      <text:p text:style-name="P52"/>
      <text:p text:style-name="P52">… Стражница напротив вот уже полчаса молча сверлит меня взглядом. </text:p>
      <text:p text:style-name="P52">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52"/>
      <text:p text:style-name="P52">Я тайком смотрю на своё отражение в зеркальце, висящем на шее этой мрачной зебры. Нифига, лоб чистый, никаких каракулей не наблюдается.</text:p>
      <text:p text:style-name="P52"/>
      <text:p text:style-name="P52">- А можно..? - наконец, начинаю я.</text:p>
      <text:p text:style-name="P52">- Нельзя, - оборывает зебра. - Зеррика сама выйдет, когда закончит.</text:p>
      <text:p text:style-name="P52"/>
      <text:p text:style-name="P52">Подчёркивая сказанное, стражница перекрывает вход в палатку копьём.</text:p>
      <text:p text:style-name="P52"/>
      <text:p text:style-name="P52">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52"/>
      <text:p text:style-name="P52">Джет до последнего момента казалась мне сделаной из железа — может быть, именно поэтому я не догадывался, что с ней происходит что-то плохое. </text:p>
      <text:p text:style-name="P52">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52"><text:soft-page-break/>Я закрываю глаза, пытаясь вспомнить… </text:p>
      <text:p text:style-name="P52"/>
      <text:p text:style-name="P53">***</text:p>
      <text:p text:style-name="P52"/>
      <text:p text:style-name="P52">.</text:p>
      <text:p text:style-name="P52">.</text:p>
      <text:p text:style-name="P52">.</text:p>
      <text:p text:style-name="P52">СИЯНИЕ</text:p>
      <text:p text:style-name="P52">.</text:p>
      <text:p text:style-name="P52">Кто я?</text:p>
      <text:p text:style-name="P52">.</text:p>
      <text:p text:style-name="P52">Где я?</text:p>
      <text:p text:style-name="P52">.</text:p>
      <text:p text:style-name="P52">Где все?</text:p>
      <text:p text:style-name="P52">.</text:p>
      <text:p text:style-name="P52">Чувствую прикосновение. Что-то энергично тормошит меня. Слышу приглушенное бормотание.</text:p>
      <text:p text:style-name="P52">.</text:p>
      <text:p text:style-name="P202">Я открываю глаза и вижу фигуру в голубом.</text:p>
      <text:p text:style-name="P32"/>
      <text:p text:style-name="P32">- Быстро! За мной! - торопливо шепчет мне она.</text:p>
      <text:p text:style-name="P32">Я послушно ползу среди костей и раздавленных черепов за голубой пони… Пони? Какой ещё, к дьяволу, пони?</text:p>
      <text:p text:style-name="P32">- Пегаской! - шипит, оборачиваясь, она.</text:p>
      <text:p text:style-name="P33"/>
      <text:p text:style-name="P32">Видно, последние слова я произнёс вслух. И, да, теперь я замечаю у поняхи два аккуратно сложенных на спине крыла, <text:span text:style-name="T36">одно из них, правда, нарушенной формы</text:span>. Лёгкие пластинчатые доспехи плотно облегают её грудь и бока.</text:p>
      <text:p text:style-name="P32">Черепа… Кости… Пегаска в броне… Чушь какая-то!</text:p>
      <text:p text:style-name="P32"/>
      <text:p text:style-name="P32">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2"/>
      <text:p text:style-name="P32">- Какого чё…?!!</text:p>
      <text:p text:style-name="P32"><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2">- Появится кто? - спросил я, потирая ушибленную о каменный свод макушку.</text:p>
      <text:p text:style-name="P32"/>
      <text:p text:style-name="P32">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2"/>
      <text:p text:style-name="P32">Я пригнулся к уху поньки и еле слышно прошептал:</text:p>
      <text:p text:style-name="P32">- Кто это?</text:p>
      <text:p text:style-name="P32">- Агамемнон, - так же, едва шевеля губами, прошептала поняха. - Он сегодня голодный - остался без обеда. И у него хороший слух.</text:p>
      <text:p text:style-name="P32"/>
      <text:p text:style-name="P32">Я снова почесал ушибленный лоб.</text:p>
      <text:p text:style-name="P32">- Мне это имя вообще ничего не говорит.</text:p>
      <text:p text:style-name="P32"/>
      <text:p text:style-name="P32">Пегаска критически осмотрела меня.</text:p>
      <text:p text:style-name="P32">-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2"/>
      <text:p text:style-name="P34">Пегаска попробовала было потрогать меня в паху, но я с возмущением отбросил её копыто.</text:p>
      <text:p text:style-name="P34"/>
      <text:p text:style-name="P32">-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2"/>
      <text:p text:style-name="P32">От беспокойной возни снаружи скала задрожала. Кто-то шумно зевнул и с металлическим скрежетом почесался.</text:p>
      <text:p text:style-name="P32"/>
      <text:p text:style-name="P32">- Так откуда ты? - пытливо спросила поняха.</text:p>
      <text:p text:style-name="P32">-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2">Я закрыл глаза и сосредоточился…</text:p>
      <text:p text:style-name="P52">…</text:p>
      <text:p text:style-name="P52">- Не помню.</text:p>
      <text:p text:style-name="P52"><text:soft-page-break/>- Что? - удивилась поняха. - Не помнишь, где твой дом?</text:p>
      <text:p text:style-name="P52">- Нет.</text:p>
      <text:p text:style-name="P52">- А как попал в гнездо Агамемнона — помнишь?</text:p>
      <text:p text:style-name="P52">- Нет.</text:p>
      <text:p text:style-name="P52">- А кто ты — помнишь?</text:p>
      <text:p text:style-name="P52">- Нет.</text:p>
      <text:p text:style-name="P32"><text:span text:style-name="T28">- Ну и ну. Ни в жизнь ещё таких чудаков не встречала. - покачала головой пегаска. - Ты не обижайся, но ты <text:s/>мозгами напоминаешь мне </text:span><text:span text:style-name="T29">полугодовалого жеребёнка</text:span><text:span text:style-name="T28">. То есть, вообще не </text:span><text:span text:style-name="T29">паришь</text:span><text:span text:style-name="T28"> по жизни. Хотя, на вид, взрослый. Как ты, вообще, дожил до своих лет, если не помнишь ничего?</text:span></text:p>
      <text:p text:style-name="P52">-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52">-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52">- Следующий? - я мучительно пытался ухватить логическую нить. - А кто предыдущий?</text:p>
      <text:p text:style-name="P52">-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52">Пегаска склонила шею и я увидел огромную шишку с кровоподтёком на затылке поняхи.</text:p>
      <text:p text:style-name="P52">-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52"/>
      <text:p text:style-name="P32">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2"/>
      <text:p text:style-name="P32">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32"/>
      <text:p text:style-name="P32">…</text:p>
      <text:p text:style-name="P32">СИЯНИЕ</text:p>
      <text:p text:style-name="P52">…</text:p>
      <text:p text:style-name="P32"><text:span text:style-name="T31">Оно п</text:span><text:span text:style-name="T28">овсюду. </text:span><text:span text:style-name="T31">Нет верха и низа, нет направлений и расстояний. Нет м</text:span><text:span text:style-name="T28">ыслей. Нет чувств. Нет времени. Есть только бесконечное сияние…</text:span></text:p>
      <text:p text:style-name="P52">.</text:p>
      <text:p text:style-name="P52"><text:soft-page-break/>Кто я?</text:p>
      <text:p text:style-name="P52">.</text:p>
      <text:p text:style-name="P52">Где я?</text:p>
      <text:p text:style-name="P52">.</text:p>
      <text:p text:style-name="P3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2">Внезапно фигура как будто наклоняется ко мне и почти выкрикивает фразу. Видение рушится, но фраза впечатывается в память:</text:p>
      <text:p text:style-name="P32">- ИДИ В ДРОГОНШТЕРН!</text:p>
      <text:p text:style-name="P32"/>
      <text:p text:style-name="P32">…</text:p>
      <text:p text:style-name="P32"/>
      <text:p text:style-name="P32">- Я ВСПОМНИЛ! ВСПОМНИЛ! ДРОГОНШТЕРН!!! - я хлопнул себя по лбу. - Мне нужно попасть в Дрогонштерн!</text:p>
      <text:p text:style-name="P32"/>
      <text:p text:style-name="P32">Поняха закатила глаза и стукнулась лбом о камень.</text:p>
      <text:p text:style-name="P32">- <text:span text:style-name="T34">Я ЖЕ ПРЕДУПРЕЖДАЛА, ПОТИШЕ!!!</text:span> - заорала понька. - Что за тупой <text:span text:style-name="T9">индивид</text:span> попался!</text:p>
      <text:p text:style-name="P32"/>
      <text:p text:style-name="P32">Снаружи беспокойно завозились, что-то неразборчиво запыхтели и внезапно валун, под которым мы прятались, вознёсся над нашими головами.</text:p>
      <text:p text:style-name="P32">Поняха бросилась на меня, сбив с ног и закрыв телом и крыльями.</text:p>
      <text:p text:style-name="P32"/>
      <text:p text:style-name="P32">-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2">- А как же ты? Он же съест тебя?</text:p>
      <text:p text:style-name="P32">- Не беспокойся, я в последний момент извернусь и улечу. Действуй!</text:p>
      <text:p text:style-name="P32"/>
      <text:p text:style-name="P32">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2"/>
      <text:p text:style-name="P32">- <text:span text:style-name="T34">ВИЖУ СБЕЖАВШИЙ ВЧЕРАШНИЙ ОБЕД. ЕЩЁ НЕ ПРОТУХ. ХОРОШО.</text:span></text:p>
      <text:p text:style-name="P36"/>
      <text:p text:style-name="P37">- Ну так и жри, пока не скисло! - заорала поняха, повернув к нему голову.</text:p>
      <text:p text:style-name="P37"/>
      <text:p text:style-name="P37"><text:soft-page-break/>- <text:span text:style-name="T34">ОН ЕЩЁ И РУГАЕТСЯ,</text:span> - недовольно заметил дракон. - <text:span text:style-name="T34">СЛИШКОМ СЫРОЙ</text:span>. <text:span text:style-name="T34">НАДО ПРОЖАРИТЬ.</text:span></text:p>
      <text:p text:style-name="P37">Внезапно он открыл пасть и к нам устремился поток зелёного пламени.</text:p>
      <text:p text:style-name="P37">Пегаска пискнула и прижалась ко мне покрепче. Я завороженно смотрел навстречу гибели…</text:p>
      <text:p text:style-name="P37"/>
      <text:p text:style-name="P37">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7"/>
      <text:p text:style-name="P37">- Бежим! - пегаска вскочила и указала направление. Я припустил со всех ног. Безумие последнего часа выбило из меня способность мыслить.</text:p>
      <text:p text:style-name="P37"/>
      <text:p text:style-name="P37">… И потому я остановился у края пропасти, руководствуясь исключительно рефлексами.</text:p>
      <text:p text:style-name="P37">Пару камешек сорвалось у меня из-под ноги и скрылось в голубоватой дымке. Я перевёл дух.</text:p>
      <text:p text:style-name="P37"/>
      <text:p text:style-name="P37">- Почему остановился?!! Прыгай! - пегаска остановилась рядом и указала копытом прямо вниз. - Прыгай, если хочешь жить!</text:p>
      <text:p text:style-name="P37"><text:s/></text:p>
      <text:p text:style-name="P37"><text:span text:style-name="T34">- НЕНАВИЖУ ПОНЯЧЬЮ МАГИЮ! НЕ ВЫНОШУ ПОНИ!!! ВИДЕТЬ ИХ БОЛЬШЕ НЕ ХОЧУ В СВОЁМ ГНЕЗДЕ!</text:span> - орал Агамемнон, протирая глаза.</text:p>
      <text:p text:style-name="P37"/>
      <text:p text:style-name="P37">Я молча стоял и смотрел вниз, хлопая глазами. </text:p>
      <text:p text:style-name="P37">Пегаска всё поняла. Она присела, как будто готовясь к прыжку. Я сделал маленький шажок назад, не желая прыгать.</text:p>
      <text:p text:style-name="P37">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7"/>
      <text:p text:style-name="P37">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7">Довольно скоро я оказался в захвате передних ноги пегаски и к моим воплям присоединился её протяжный визг.</text:p>
      <text:p text:style-name="P37"/>
      <text:p text:style-name="P38">- <text:span text:style-name="T50">А-А-А-А-А-А-А-А-А-А!!!</text:span></text:p>
      <text:p text:style-name="P38"/>
      <text:p text:style-name="P38"><text:soft-page-break/><text:span text:style-name="T50">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4">…</text:p>
      <text:p text:style-name="P33"/>
      <text:p text:style-name="P22">- Да ты совсем чокнулась, коняга долбанутая! - заорал я, как только вынырнул, - я же мог разбиться!!!</text:p>
      <text:p text:style-name="P22">-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22">- Вижу! - я издевательски набрал в рот воды и выплюнул на голубой круп. - Что же ты не могла нормально приземлиться, если у тебя всё под контролем?</text:p>
      <text:p text:style-name="P22"/>
      <text:p text:style-name="P22">Пегаска сникла.</text:p>
      <text:p text:style-name="P22">- Не могла…</text:p>
      <text:p text:style-name="P22">Она молча, не попытавшись смахнуть воду, отвернулась и развернула <text:span text:style-name="T36">правое </text:span>крыло. Где-то на половине длины второго сустава оно безжизненно свисало под неестественным углом.</text:p>
      <text:p text:style-name="P22">- Если бы могла летать - не задержалась бы в гнезде Агамемнона… Сломала вчера на вираже, когда уходила от погони.</text:p>
      <text:p text:style-name="P22"/>
      <text:p text:style-name="P22">У меня пересохло в горле.</text:p>
      <text:p text:style-name="P22"><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32"/>
      <text:p text:style-name="P32">Иногда ты довольно туго соображаешь, чувак! Жертвенность этой пон<text:span text:style-name="T50">яхи</text:span> заслуживает большей награды, чем ты можешь дать сейчас.</text:p>
      <text:p text:style-name="P32"/>
      <text:p text:style-name="P32">Я примирительно потрепал пегаску по голубой гриве и неумело погладил по крупу, стряхивая воду.</text:p>
      <text:p text:style-name="P32">- Извини, подруга. Я ступил.</text:p>
      <text:p text:style-name="P32"/>
      <text:p text:style-name="P22">Та немедленно повернулась. <text:span text:style-name="T50">Одно движение ноги стёрло слёзы с носа </text:span>и по улыбке во всю ширину мордахи я понял, что прощён.</text:p>
      <text:p text:style-name="P22"/>
      <text:p text:style-name="P22">-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22">- Да уж, - я поёжился, - твой дедушка тобой гордился бы.</text:p>
      <text:p text:style-name="P22">-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22"><text:soft-page-break/></text:p>
      <text:p text:style-name="P22">Я присвистнул.</text:p>
      <text:p text:style-name="P22">- Фигасе у тебя был дедуля. Как ты вообще выжила?</text:p>
      <text:p text:style-name="P22">Пегаска смутилась.</text:p>
      <text:p text:style-name="P22">-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22"><text:line-break/>Я попытался подбодрить лошадку и похлопал её по шее.</text:p>
      <text:p text:style-name="P22">- Не грусти. Крыло заживёт и ты снова будешь летать наперегонки с дедом! Или падать – что больше нравится.</text:p>
      <text:p text:style-name="P22"/>
      <text:p text:style-name="P22">У пегаски задрожали губы и уголки глаз подозрительно заблестели.</text:p>
      <text:p text:style-name="P22">- Не получится. Никогда-никогда. Он однажды улетел разгонять грозу и в облаке на полной скорости врезался в гору.</text:p>
      <text:p text:style-name="P22"/>
      <text:p text:style-name="P22">Да уж, чувак, ты умеешь утешать!</text:p>
      <text:p text:style-name="P22"/>
      <text:p text:style-name="P22">Я снова погладил пегаску. Та в ответ неожиданно сильно прижалась ко мне, помогая себе передней ногой.</text:p>
      <text:p text:style-name="P22">- Ай! - я свободной рукой отстранил поняху.</text:p>
      <text:p text:style-name="P22">- И-извини… Я расклеилась. Мне нужно было утешиться. Я думала, ты меня поймешь, - пробормотала пегаска и отвернулась.</text:p>
      <text:p text:style-name="P22">- Да нет, не в том дело.</text:p>
      <text:p text:style-name="P22"/>
      <text:p text:style-name="P22">Я полез рукой под рубашку, нашаривая колющий грудь предмет.</text:p>
      <text:p text:style-name="P22"/>
      <text:p text:style-name="P22">- Ого! Что за хрень?</text:p>
      <text:p text:style-name="P22"/>
      <text:p text:style-name="P22">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22"/>
      <text:p text:style-name="P22">-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22">- Естественно, не пегасье. Это моё украшение. Знать бы только, как оно у меня оказалось!</text:p>
      <text:p text:style-name="P22"><text:soft-page-break/></text:p>
      <text:p text:style-name="P22">Я попытался снять цепочку, но не смог взять её в руку. Золотистое сияние охватило мою шею и мягко оттолкнуло руку прочь.</text:p>
      <text:p text:style-name="P22"/>
      <text:p text:style-name="P22">- Чего-о-о?!! Не понял!</text:p>
      <text:p text:style-name="P22"/>
      <text:p text:style-name="P22">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22"/>
      <text:p text:style-name="P22">- Кажется, я понимаю, что спасло нас от Агамемнона!</text:p>
      <text:p text:style-name="P22">- Эмм… Ты?</text:p>
      <text:p text:style-name="P22"/>
      <text:p text:style-name="P22">Пегаска ткнула копытом в украшение. Золотое свечение остановило её ногу в сантиметре от моей груди.</text:p>
      <text:p text:style-name="P22"/>
      <text:p text:style-name="P22">- Я не о том. Вот то золотое марево, которое защитило нас от пламени дракона – это её копыт дело!</text:p>
      <text:p text:style-name="P22">- Её? - я почесал в затылке, - Тогда уже его. Украшение – оно. Блин, щекочется – а я даже снять его не могу!</text:p>
      <text:p text:style-name="P22">- Её. <text:s/>Украшение – кобылка, - растолковала пегаска. - Это тебе любой пони скажет.</text:p>
      <text:p text:style-name="P22"/>
      <text:p text:style-name="P22">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24">Я вздохнул и спрятал кулон обратно под рубаху. <text:span text:style-name="T179">Фигурка легонько оцарапала мою грудь. Меня внезапно обдало теплом и сияние просветило материю насквозь.</text:span></text:p>
      <text:p text:style-name="P193">… </text:p>
      <text:p text:style-name="P193"><text:span text:style-name="T179">Я</text:span> <text:span text:style-name="T179">открыл глаза и увидел Джет, таращившуюся на меня во все глаза.</text:span></text:p>
      <text:p text:style-name="P193"/>
      <text:p text:style-name="P193">- <text:span text:style-name="T179">Ты в порядке?</text:span></text:p>
      <text:p text:style-name="P193"/>
      <text:p text:style-name="P194">Я запустил руку под рубашку и немного пошарил. <text:span text:style-name="T180">Ну дела! </text:span>Ни фигурки, ни цепочки.</text:p>
      <text:p text:style-name="P194"/>
      <text:p text:style-name="P194">- Не знаю. Вроде, да. Но кулон исчез.</text:p>
      <text:p text:style-name="P194">- Никуда он не исчез. <text:s/>Я видела, как эта фиговина растворилась у тебя на груди!</text:p>
      <text:p text:style-name="P194">- Прямо через рубашку?</text:p>
      <text:p text:style-name="P194">- Угу! Она так сияла, что <text:span text:style-name="T180">я даже твои рёбра видела. То ещё зрелище…</text:span></text:p>
      <text:p text:style-name="P22"><text:soft-page-break/></text:p>
      <text:p text:style-name="P195">Я хмыкнул, <text:span text:style-name="T181">потёр висок</text:span> и в конце-концов плюнул на попытки что-либо понять.</text:p>
      <text:p text:style-name="P195"/>
      <text:p text:style-name="P22">- В общем, попытка номер два.</text:p>
      <text:p text:style-name="P22">- Ась? - недоумённо спросила пегаска.</text:p>
      <text:p text:style-name="P22"/>
      <text:p text:style-name="P22">Я в ответ осторожно, не касаясь повреждённого крыла, обнял её и прижал к себе покрепче.</text:p>
      <text:p text:style-name="P22">- Спасибо, что спасла меня. Серьёзно.</text:p>
      <text:p text:style-name="P22"/>
      <text:p text:style-name="P22">Я так и почувствовал, как расслабляется в моих руках поняха, буквально упёршись в меня грудью и положив голову на плечо.</text:p>
      <text:p text:style-name="P22">- Друзья зовут меня Джет.</text:p>
      <text:p text:style-name="P22">- Здорово, Джет! А меня зовут… Эмм…</text:p>
      <text:p text:style-name="P22"/>
      <text:p text:style-name="P22">Блин! Похоже, это ещё одна вещь, которую я не помню.</text:p>
      <text:p text:style-name="P22"/>
      <text:p text:style-name="P22">- Называй меня… Эээ… Хуман! Хуман из племени Хомо Сапиенсов.</text:p>
      <text:p text:style-name="P22">- Привет, Хуман! - пегаска с улыбкой отстранилась и потрясла мою руку, зажав её между копыт.</text:p>
      <text:p text:style-name="P22">- Привет, Джет!</text:p>
      <text:p text:style-name="P22">- Привет, красавчики!</text:p>
      <text:p text:style-name="P25"/>
      <text:p text:style-name="P39">Мы обернулись на голос и узрели с полдюжины копий, чуть ли не уткнувшихся нам в носы…</text:p>
      <text:p text:style-name="P39"/>
      <text:p text:style-name="P43">***</text:p>
      <text:p text:style-name="P25"/>
      <text:p text:style-name="P39">- Хуман из Хомо Сапиенсов! - возвращает меня к реальности гортанный голос полосатой целительницы, - Ты можешь войти. Пегаска нуждается в тебе.</text:p>
      <text:p text:style-name="P39"/>
      <text:h text:style-name="P220"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220" text:outline-level="2"><text:soft-page-break/>4</text:h>
      <text:p text:style-name="P39"/>
      <text:p text:style-name="P56">…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56">…сссшшш… военные расходы стали максимальными за всю историю наблюдения – говорится в ежегодном отчёте международной …шшш… </text:p>
      <text:p text:style-name="P56">…хррршшш… заступил на дежурство девятнадцатый дивизион ПВО дальнего …шшшсссссшшш… </text:p>
      <text:p text:style-name="P56"/>
      <text:p text:style-name="P39">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193">Пока я с удивлением рассматривал палец, ретранслятор</text:span> в ответ выхаркнул очередную порцию информации.</text:p>
      <text:p text:style-name="P39"/>
      <text:p text:style-name="P56">…шшсссшш… очередное заседание ООН, посвящённое предотвращению эскалации конфликта …хрр…</text:p>
      <text:p text:style-name="P56">…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56">…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56"/>
      <text:p text:style-name="P3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9"/>
      <text:p text:style-name="P34">Близилось время обеда. Я пожал плечами и побрёл в столовку.</text:p>
      <text:p text:style-name="P34"/>
      <text:p text:style-name="P34">…</text:p>
      <text:p text:style-name="P35">&lt;<text:span text:style-name="T9">теория трун и волновых колебаний</text:span>&gt;</text:p>
      <text:p text:style-name="P34">-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39"/>
      <text:p text:style-name="P39"><text:soft-page-break/>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39"/>
      <text:p text:style-name="P39">-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39"/>
      <text:p text:style-name="P39">Диоген прервался, запив булку компотом. Вытерев рот рукавом и высморкавшись в салфетку, он продолжил.</text:p>
      <text:p text:style-name="P39"/>
      <text:p text:style-name="P39">-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9"/>
      <text:p text:style-name="P3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9"/>
      <text:p text:style-name="P3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9"/>
      <text:p text:style-name="P3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9"/>
      <text:p text:style-name="P3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9"/>
      <text:p text:style-name="P39"><text:soft-page-break/>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9">Крошка не двигалась.</text:p>
      <text:p text:style-name="P39">Я закрыл глаза, прижал пальцы рук к вискам и представил, как крошка поднимается в воздух и…</text:p>
      <text:p text:style-name="P39"/>
      <text:p text:style-name="P39">- Ты чего? У тебя что, голова болит? - Диоген встревожено тряс меня за плечо. - Хочешь леденец? Барбарисовый! Я вчера у Крыса выменял за сигарету.</text:p>
      <text:p text:style-name="P39"/>
      <text:p text:style-name="P39">Я открыл глаза. На месте крошки покоился локоть Диогена. Сам он участливо совал мне под нос леденец.</text:p>
      <text:p text:style-name="P39">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9"/>
      <text:p text:style-name="P39">- Нет, всё в порядке, продолжай.</text:p>
      <text:p text:style-name="P39">-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9">Я вытер брызги слюны Диогена со лба.</text:p>
      <text:p text:style-name="P39"/>
      <text:p text:style-name="P39">- А война? - я отчаянно искал повод свалить в палату. Мне хотелось спать.</text:p>
      <text:p text:style-name="P39">- Что – война?</text:p>
      <text:p text:style-name="P39">- Если у нас произойдёт война – случится ли война в отражении? Скажем, вот в том, далёком – через десять волн?</text:p>
      <text:p text:style-name="P39"><text:soft-page-break/>-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39"/>
      <text:p text:style-name="P3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9"/>
      <text:p text:style-name="P39">…</text:p>
      <text:p text:style-name="P39"/>
      <text:p text:style-name="P39">- Дедлайн, танцуй! - судья Дредд окликнул меня на входе в палату.</text:p>
      <text:p text:style-name="P39"/>
      <text:p text:style-name="P39">Я повернул голову.</text:p>
      <text:p text:style-name="P39"/>
      <text:p text:style-name="P39">- Ты же не хотел переезжать в четвёртую палату? Так вот, перевод отменяется. Остаёшься в третьей своих пауков разводить.</text:p>
      <text:p text:style-name="P39"/>
      <text:p text:style-name="P39">“Неужто Алекс замолвил за меня словечко?” - пронеслось у меня в мыслях. - “Расстались мы с ним не на хорошей ноте. Что он потребует взамен?”</text:p>
      <text:p text:style-name="P39">- Да не смотри ты на меня, как кролик на удава! - отмахнулся Дредд, - новенький умер. Сегодня утром. Я как раз на утреннем осмотре был.</text:p>
      <text:p text:style-name="P39"/>
      <text:p text:style-name="P39">У меня перехватило дыхание.</text:p>
      <text:p text:style-name="P39"/>
      <text:p text:style-name="P39">- От чего он умер?</text:p>
      <text:p text:style-name="P3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9"/>
      <text:p text:style-name="P43">***</text:p>
      <text:p text:style-name="P39"/>
      <text:p text:style-name="P39">- Джет… - шепчу я тихонько.</text:p>
      <text:p text:style-name="P39"/>
      <text:p text:style-name="P39">Комок под серым пледом слабо шевелится.</text:p>
      <text:p text:style-name="P39"/>
      <text:p text:style-name="P39"><text:soft-page-break/>- Она очень слаба. Разговаривай с ней не более четверти часа, Хуман из Хомо Сапиенсов. Время пошло.</text:p>
      <text:p text:style-name="P39"/>
      <text:p text:style-name="P39">Зеррика ставит на полку возле кровати песочные часы и выходит.</text:p>
      <text:p text:style-name="P39"/>
      <text:p text:style-name="P39">- Джет!</text:p>
      <text:p text:style-name="P39">Из-под одеяла высовывается копыто и затаскивает мою руку под одеяло. К руке прижимается что-то тёплое и влажное.</text:p>
      <text:p text:style-name="P39">Я осторожно стаскиваю одеяло с пегаски. Та лежит на животе, вся спина перебинтована. Джет прижимает мою руку к заплаканной щеке.</text:p>
      <text:p text:style-name="P39"/>
      <text:p text:style-name="P39">-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9"/>
      <text:p text:style-name="P39">Я ногой придвигаю к кровати стул и сажусь на него. Свободной рукой треплю пегаску между ушами.</text:p>
      <text:p text:style-name="P39"/>
      <text:p text:style-name="P3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9"><text:s/></text:p>
      <text:p text:style-name="P3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9"/>
      <text:p text:style-name="P3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9"/>
      <text:p text:style-name="P3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9"/>
      <text:p text:style-name="P39">Я шутливо сжимаю её нос. </text:p>
      <text:p text:style-name="P39"/>
      <text:p text:style-name="P3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9">- Это уже мои проблемы.</text:p>
      <text:p text:style-name="P39">- <text:s/>Зато я отлично умею готовить гороховый суп. Кстати, а что такое “суицид”? - спрашивает пегаска сонным голосом и зевает.</text:p>
      <text:p text:style-name="P39"/>
      <text:p text:style-name="P39"><text:soft-page-break/>Я задумываюсь. В полумраке палатки тускло блестят доспехи Джет, сваленные кучей в углу.</text:p>
      <text:p text:style-name="P3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9"/>
      <text:p text:style-name="P39">- Хррр… я поняла… я буду бороться до конца… Хум… хррр…</text:p>
      <text:p text:style-name="P39"/>
      <text:p text:style-name="P39">- Хуман из Хомо Сапиенсов! Пора заканчивать визит.</text:p>
      <text:p text:style-name="P39"/>
      <text:p text:style-name="P39">Полог палатки раздвигается и Зеррика показывает мне копытом на часы, в которых пересыпаются последние песчинки.</text:p>
      <text:p text:style-name="P39">Я осторожно высвобождаю руку из захвата спящей Джет и поправляю ей одеяло.</text:p>
      <text:p text:style-name="P39"/>
      <text:p text:style-name="P39">- Когда она встанет на ноги?</text:p>
      <text:p text:style-name="P39">- Н<text:span text:style-name="T9">едели </text:span>будет достаточно, Хуман. Пегасы - крепкие создания. Ты можешь оставаться с нами до её выздоровления.</text:p>
      <text:p text:style-name="P39">- Спасибо вам. За всё. За Джет.</text:p>
      <text:p text:style-name="P39"/>
      <text:p text:style-name="P39">Зебра косит на меня изумрудным глазом.</text:p>
      <text:p text:style-name="P39"/>
      <text:p text:style-name="P3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9"/>
      <text:p text:style-name="P39">Я неверяще смотрю на Зеррику.</text:p>
      <text:p text:style-name="P39"/>
      <text:p text:style-name="P39">- Вы знали, что у Джет отвалится крыло и я буду мешать ей прыгнуть с обрыва?</text:p>
      <text:p text:style-name="P39"/>
      <text:p text:style-name="P39">Зебра смущается.</text:p>
      <text:p text:style-name="P39"/>
      <text:p text:style-name="P3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9">- Что за миссия? Я не то, что какую-то миссию – я не знаю даже, как меня зовут!</text:p>
      <text:p text:style-name="P39"/>
      <text:p text:style-name="P39"><text:soft-page-break/>Зеррика сочувствующе кивает.</text:p>
      <text:p text:style-name="P39"/>
      <text:p text:style-name="P39">-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9"/>
      <text:p text:style-name="P39">…</text:p>
      <text:p text:style-name="P39"/>
      <text:p text:style-name="P39">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9"/>
      <text:p text:style-name="P39">- А, Большой М’боно! - приветствует меня Сенбе скрипучим голосом. - Заходи. Сенбе ждал тебя.</text:p>
      <text:p text:style-name="P39"/>
      <text:p text:style-name="P39">Зебра указывает копытом на мешок рядом. Я присаживаюсь. Зеррика почтительно склоняет голову перед старейшиной и <text:span text:style-name="T36">выходит из палатки</text:span>. Ящерица не мигая <text:s/>смотрит на нас из-под потолка.</text:p>
      <text:p text:style-name="P39"/>
      <text:p text:style-name="P39">- Почему ты зовёшь меня “Большой М’боно”? О какой ещё миссии вы говорите? Что ты узнал о мне прошлой весной? Каким хером я тут очутился? Кто я <text:span text:style-name="T36">такой</text:span>, чёрт меня подери <text:span text:style-name="T36">на мальтийский крест</text:span>?</text:p>
      <text:p text:style-name="P39"/>
      <text:p text:style-name="P39">Сенбе поднимает копыто, останавливая поток сознания.</text:p>
      <text:p text:style-name="P39"/>
      <text:p text:style-name="P39">- Слишком много вопросов для старого <text:span text:style-name="T36">шамана</text:span>. Большой М’боно слишком молод и зол. Совсем как Сенбе, когда он сам был молод, - с<text:span text:style-name="T36">тарейшина </text:span>усмехнулся. <text:span text:style-name="T36">- Сенбе прочитает тебе то, что сам узнал полгода назад во сне. Не спрашивай ни о чём сверх того. Сенбе не ответит — сам не знает.</text:span></text:p>
      <text:p text:style-name="P25">&lt;расписать больше быта у Сенбе&gt;</text:p>
      <text:p text:style-name="P57">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9"/>
      <text:p text:style-name="P43">***</text:p>
      <text:p text:style-name="P39">&lt;<text:span text:style-name="T9">ывкпвпекываукпеыварпевыаерпкув</text:span>&gt;</text:p>
      <text:p text:style-name="P111"/>
      <text:p text:style-name="P43">***</text:p>
      <text:p text:style-name="P39"/>
      <text:p text:style-name="P39">Сенбе захлопывает книгу.</text:p>
      <text:p text:style-name="P39"><text:soft-page-break/></text:p>
      <text:p text:style-name="P39">- Большой Мбоно доволен? Сенбе ответил на твои вопросы?</text:p>
      <text:p text:style-name="P39">- Вполне, - с каменным лицом говорю я.</text:p>
      <text:p text:style-name="P39">-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9"/>
      <text:h text:style-name="P220"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33">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text:soft-page-break/>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220" text:outline-level="2">5</text:h>
      <text:p text:style-name="P39">&lt;<text:span text:style-name="T9">глава с фейковым Диалогом с Терминатором должна быть ПОСЛЕ договорённости с Крысом о побеге</text:span>&gt;</text:p>
      <text:p text:style-name="P3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9">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9"/>
      <text:p text:style-name="P22"><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32">Два года</text:span><text:span text:style-name="T1"> прошло со времени моего последнего Урока, но я отлично помню процедуру приветствия. Опыт не пропьёшь.</text:span></text:p>
      <text:p text:style-name="P39"/>
      <text:p text:style-name="P112">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194">Совсем. Даже то подобие личности, что потом обречено жить растительной жизнью в “Чертогах Разума”.</text:span></text:p>
      <text:p text:style-name="P25"/>
      <text:p text:style-name="P39">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9">Что ж. Обманывать нехорошо, но для дела – можно.</text:p>
      <text:p text:style-name="P25">&lt;более детальное описание начала диалога. Сам диалог развернуть&gt;</text:p>
      <text:p text:style-name="P39">- Как мне звать тебя, <text:span text:style-name="T145">У</text:span>читель? - прошептал я ему на ухо. - Я желаю взять урок.</text:p>
      <text:p text:style-name="P25"/>
      <text:p text:style-name="P39">Зрачки Терминатора застыли. Губы замерли. Казалось, он перестал дышать.</text:p>
      <text:p text:style-name="P39">Прошли бесконечные полминуты, когда губы Терминатора дёрнулись.</text:p>
      <text:p text:style-name="P39"/>
      <text:p text:style-name="P39">- Оператор 34. Я готов учить тебя, Хэвэн, - прошептал он в ответ.</text:p>
      <text:p text:style-name="P39">- Приветствие принято, оператор 34. Начинаем диалог.</text:p>
      <text:p text:style-name="P39"/>
      <text:p text:style-name="P39"><text:soft-page-break/>Секунды сгорали одна за другой, как мотыльки в костре. Вопросы следовали один за другим в быстрой последовательности.</text:p>
      <text:p text:style-name="P39"/>
      <text:p text:style-name="P39">- <text:span text:style-name="T188">Каков был класс твоей защиты?</text:span></text:p>
      <text:p text:style-name="P39">- <text:span text:style-name="T188">Двадцать шестой.</text:span></text:p>
      <text:p text:style-name="P39">- <text:span text:style-name="T188">Сколько времени ты продержался?</text:span></text:p>
      <text:p text:style-name="P39">- <text:span text:style-name="T188">Семнадцать минут.</text:span></text:p>
      <text:p text:style-name="P39">- <text:span text:style-name="T188">Сколько времени ты бы продержался с сорок восьмым классом?</text:span></text:p>
      <text:p text:style-name="P39">- … <text:span text:style-name="T195">Часа два… Наверное…</text:span></text:p>
      <text:p text:style-name="P39">- <text:span text:style-name="T188">Какой ты запомнил Хэвэн?</text:span></text:p>
      <text:p text:style-name="P39">- <text:span text:style-name="T188">Она прекрасна…</text:span></text:p>
      <text:p text:style-name="P39">- <text:span text:style-name="T188">Чего более всего нужно опасаться при встрече с ней сейчас?</text:span></text:p>
      <text:p text:style-name="P39"/>
      <text:p text:style-name="P3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9"/>
      <text:p text:style-name="P39">- Любви. Опасайся её любви. <text:span text:style-name="T187">Не давай ей прикоснуться к себе.</text:span></text:p>
      <text:p text:style-name="P39"/>
      <text:p text:style-name="P39">Терминатор откинулся на койку и закрыл его глаза.</text:p>
      <text:p text:style-name="P39"/>
      <text:p text:style-name="P39">- Сессия завершается, оператор 34. Закрываю диалог, - поспешно прошептал я.</text:p>
      <text:p text:style-name="P39">- До свидания, Хэвэн. Диалог закрыт, - с закрытыми глазами пробормотал Терминатор.</text:p>
      <text:p text:style-name="P39"/>
      <text:p text:style-name="P39">…</text:p>
      <text:p text:style-name="P39"/>
      <text:p text:style-name="P50">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195">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51">Что ж, двух часов мне более чем достаточно.</text:p>
      <text:p text:style-name="P39"/>
      <text:p text:style-name="P39">Белые чёрточки нарезали небо тонкими полосками. Восемь параллельных инверсионных следов, расползающихся ватными дорожками.</text:p>
      <text:p text:style-name="P3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9"><text:soft-page-break/></text:p>
      <text:p text:style-name="P39">Я протянул руку и подкрутил ручку настройки ретранслятора. Пыльный ящик разразился очередной порцией свистов.</text:p>
      <text:p text:style-name="P39"/>
      <text:p text:style-name="P56">…ccшшш… могут быть спокойны - звено истребителей с самолётом аэроразведки АВАКС патрулируют небо над столицей. <text:span text:style-name="T35">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56"/>
      <text:p text:style-name="P34">Гул столовой заглушил хрип древнего аппарата.</text:p>
      <text:p text:style-name="P39"/>
      <text:p text:style-name="P43">***</text:p>
      <text:p text:style-name="P39"/>
      <text:p text:style-name="P39">- Чешется! - Джет ожесточённо трётся об меня спиной, высунув язык от удовольствия.</text:p>
      <text:p text:style-name="P39">- Да погоди ты! - я отпихиваю пегаску, - Потерпи два дня. Снимут бинты – тогда хоть до дыр чеши!</text:p>
      <text:p text:style-name="P39">- ЧЕ-ШЕТ-СЯ!!! - Джет с совершенно безумными глазами начинает чесаться о центральный столб палатки.</text:p>
      <text:p text:style-name="P39"/>
      <text:p text:style-name="P39">Тот явно не рассчитан на столь энергичных пациентов. Коротко треснув, столб валится набок, потянув за собой всё остальное.</text:p>
      <text:p text:style-name="P39"/>
      <text:p text:style-name="P39">- А х ты ж ё…!! - рухнувший полог палатки заглушает мои ругательства.</text:p>
      <text:p text:style-name="P39"/>
      <text:p text:style-name="P39">Изрядно пробарахтавшись в складках плотной ткани, я, наконец, прорываюсь на свободу.</text:p>
      <text:p text:style-name="P39"/>
      <text:p text:style-name="P3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9"/>
      <text:p text:style-name="P39">-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9">- ЭТО Я!!! Я САМА ОСВОБОДИЛАСЬ! - орёт Джет, - МНЕ НАДО!!!</text:p>
      <text:p text:style-name="P39"/>
      <text:p text:style-name="P3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9"/>
      <text:p text:style-name="P39"><text:soft-page-break/>-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9"/>
      <text:p text:style-name="P39">Джет моментально замирает.</text:p>
      <text:p text:style-name="P39"/>
      <text:p text:style-name="P39">- Эээ… Ооо… Упс… Н-наденьте на меня, пожалуйста, бандажи… И привяжите к кровати – я не ручаюсь, что во сне не сорву их.</text:p>
      <text:p text:style-name="P39"/>
      <text:p text:style-name="P39">Зеррика фейсхуфит. Потом воздевает глаза к потолку. Потом вздыхает.</text:p>
      <text:p text:style-name="P39"/>
      <text:p text:style-name="P3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9"/>
      <text:p text:style-name="P39">…</text:p>
      <text:p text:style-name="P39"/>
      <text:p text:style-name="P39">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9"/>
      <text:p text:style-name="P39">- Поправь меня! Мне солнце прям в глаз светит!</text:p>
      <text:p text:style-name="P39"/>
      <text:p text:style-name="P39">Я пододвигаю крестовину.</text:p>
      <text:p text:style-name="P39"/>
      <text:p text:style-name="P39">- Итак, поехал он за аленьким цветочком.&lt;<text:span text:style-name="T9">шутливая </text:span><text:span text:style-name="T32">история</text:span>&gt;</text:p>
      <text:p text:style-name="P39"/>
      <text:h text:style-name="P220"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text:soft-page-break/></text:p>
      <text:h text:style-name="P220" text:outline-level="2">6</text:h>
      <text:p text:style-name="P39"/>
      <text:p text:style-name="P39">Столовая гудела в обсуждении последн<text:span text:style-name="T80">их </text:span>новост<text:span text:style-name="T80">ей</text:span> снаружи: <text:span text:style-name="T80">введения </text:span>продуктовы карточк<text:span text:style-name="T94">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39">Я выкинул одноразовые тарелки в мусорный бак и собрался уходить, когда меня окликнули.</text:p>
      <text:p text:style-name="P39"/>
      <text:p text:style-name="P39">- Дедлайн, я рассчитал! Рассчитал!</text:p>
      <text:p text:style-name="P39"/>
      <text:p text:style-name="P3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9"/>
      <text:p text:style-name="P39">- Я всё рассчитал! Десять!</text:p>
      <text:p text:style-name="P39"/>
      <text:p text:style-name="P39">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9"/>
      <text:p text:style-name="P39">- Идём!</text:p>
      <text:p text:style-name="P39"/>
      <text:p text:style-name="P39">Палата Диогена была через одну с моей – надзирающий санитар Шопен лениво кивнул мне, пропуская внутрь.</text:p>
      <text:p text:style-name="P39">Подойдя к своей койке, Диоген нырнул в тумбочку чуть ли не по пояс.</text:p>
      <text:p text:style-name="P39"/>
      <text:p text:style-name="P39">- Сюда я его положил, лежал же где-то тут… Ага!</text:p>
      <text:p text:style-name="P39"/>
      <text:p text:style-name="P39">Диоген вытащил смятый листок.</text:p>
      <text:p text:style-name="P39"/>
      <text:p text:style-name="P39">- Сегодня ночью пришло вдохновение – рассчитал всё, как ты и спрашивал! Через десять волн – десять миллионов!</text:p>
      <text:p text:style-name="P39">-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9"/>
      <text:p text:style-name="P39"><text:soft-page-break/>-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39">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9">…</text:p>
      <text:p text:style-name="P3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9"/>
      <text:p text:style-name="P3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9"/>
      <text:p text:style-name="P39">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9"/>
      <text:p text:style-name="P43">***</text:p>
      <text:p text:style-name="P39"/>
      <text:p text:style-name="P39">- Четыре! Три! Два! Один! Снимай, - кивает мне Зеррика.</text:p>
      <text:p text:style-name="P39"/>
      <text:p text:style-name="P39">Я сдёргиваю разрезанные остатки повязки с Джет. Та уже стоит на полусогнутых, ожидая возможности как следует почесаться.</text:p>
      <text:p text:style-name="P39">- И-и-и-й-е-е-ех!</text:p>
      <text:p text:style-name="P39"/>
      <text:p text:style-name="P39">Одним прыжком Джет достигает ближайшей сосны и разворачивается к ней спиной. Выгибается, <text:s/>топает в предвкушении копытом и…</text:p>
      <text:p text:style-name="P39">И замирает..</text:p>
      <text:p text:style-name="P39">…</text:p>
      <text:p text:style-name="P39">- Джет, ты чего?</text:p>
      <text:p text:style-name="P39"/>
      <text:p text:style-name="P39">На лице пегаски появляется глупое выражение. Она словно прислушивается к чему-то внутри неё.</text:p>
      <text:p text:style-name="P39">Потом её мордаха несмело озаряется улыбкой. А за её спиной…</text:p>
      <text:p text:style-name="P39"><text:soft-page-break/></text:p>
      <text:p text:style-name="P39">- Э-э-э… Что за… ?</text:p>
      <text:p text:style-name="P39"/>
      <text:p text:style-name="P39">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39"/>
      <text:p text:style-name="P39">- Какого фига?! - Джет недоумённо смотрит на левое, потом осторожно захватывает зубами коготь и дёргает.</text:p>
      <text:p text:style-name="P39">- Ай!</text:p>
      <text:p text:style-name="P3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9">- Что вы с ней сделали? - встреваю я. - Что это за уродское крыло?</text:p>
      <text:p text:style-name="P39">-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9"/>
      <text:p text:style-name="P39">- О-ФИ-ГЕТЬ! - Джет чешет когтем спину и её лицо расплывается в блаженстве. - Кру-у-уть!</text:p>
      <text:p text:style-name="P39">- Не забывай, юная пегаска: летать тебе можно только через неделю. <text:span text:style-name="T36">И никакого подъёма грузов в течении полугода -</text:span> <text:span text:style-name="T36">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9">- ХА-РА-ШО!!! - Джет подпрыгивает и мчится в долину, сбивая грудью полевые цветы.</text:p>
      <text:p text:style-name="P39"/>
      <text:p text:style-name="P39">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9">Определённо, ты в долгу перед зебрами, Хуман!</text:p>
      <text:p text:style-name="P39"/>
      <text:p text:style-name="P39">- Спасибо тебе, Зеррика! Всем вам спасибо! За мной должок, - обращаюсь я к ней через плечо…</text:p>
      <text:p text:style-name="P39"/>
      <text:p text:style-name="P39">… Рядом со мной – никого. Лишь тёплый воздух дует мне в ответ и из долины доносятся радостные взвизги дурачащейся Джет.</text:p>
      <text:p text:style-name="P39">Как будто прошёл сон длиной в две недели, начавшийся кошмаром, но закончивш<text:span text:style-name="T36">и</text:span>йся солнцем и одуванчиками.</text:p>
      <text:p text:style-name="P39"><text:soft-page-break/>Я спустился в долину и составил компанию пегаске.</text:p>
      <text:p text:style-name="P39"/>
      <text:h text:style-name="P220" text:outline-level="2">7</text:h>
      <text:p text:style-name="P39"/>
      <text:p text:style-name="P39">- Крыс! Эй, Крыс!</text:p>
      <text:p text:style-name="P57">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9"><text:span text:style-name="T36">-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39">&lt;</text:span><text:span text:style-name="T37">попсой ТОЙ СТОРОНЫ</text:span><text:span text:style-name="T39">&gt;</text:span><text:span text:style-name="T36"> обнаружили — беднягу чуть инфаркт не схватил.</text:span></text:p>
      <text:p text:style-name="P57"/>
      <text:p text:style-name="P57">Выменять у Крыса хабар у нас означает «добыть». Где добывает хабар сам Крыс, остаётся загадкой. Хотя у меня были подозрения на сей счёт.</text:p>
      <text:p text:style-name="P57"/>
      <text:p text:style-name="P57">- Стой, не уходи, дело есть, - я схватил Крыса за плечо.</text:p>
      <text:p text:style-name="P57"/>
      <text:p text:style-name="P57">Тот хмуро зыркнул на меня и скинул руку.</text:p>
      <text:p text:style-name="P57"/>
      <text:p text:style-name="P57">- Чего тебе? Решил долг вернуть?</text:p>
      <text:p text:style-name="P57">-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57">-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57"/>
      <text:p text:style-name="P57">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57"/>
      <text:p text:style-name="P57">- Да ладно! - не поверил Крыс, осторожно понюхав пробку бутылки. - Джек Дэниэлс ориджинал! Ты, случаем, не Санта Клаус?</text:p>
      <text:p text:style-name="P57">- Это только задаток. Слушай сюда...</text:p>
      <text:p text:style-name="P39"/>
      <text:h text:style-name="P221" text:outline-level="2">***</text:h>
      <text:p text:style-name="P57"/>
      <text:p text:style-name="P57"><text:soft-page-break/>Джет прислушивается, оттопырив уши вперёд.</text:p>
      <text:p text:style-name="P57"/>
      <text:p text:style-name="P57">- Там треснула ветка! Я точно слышала!</text:p>
      <text:p text:style-name="P57">- Да ладно тебе, Джет! Мы давным-давно оторвались от твердолобов — иначе за две недели у зебр они бы нас настигли.</text:p>
      <text:p text:style-name="P57"/>
      <text:p text:style-name="P57">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57"/>
      <text:p text:style-name="P57">- Хмм!</text:p>
      <text:p text:style-name="P57"/>
      <text:p text:style-name="P57">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57">Наконец пегаска приземляется.</text:p>
      <text:p text:style-name="P57"/>
      <text:p text:style-name="P57">- Показалось.</text:p>
      <text:p text:style-name="P57"/>
      <text:p text:style-name="P57">Мы продолжаем идти вдоль обрыва.</text:p>
      <text:p text:style-name="P57">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57"/>
      <text:p text:style-name="P57">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57"/>
      <text:p text:style-name="P57">Я вздыхаю.</text:p>
      <text:p text:style-name="P57">Толчок возвращает меня к действительности. Я натыкаюсь на круп пегаски, настороженно вглядывающейся в заросли можжевельника.</text:p>
      <text:p text:style-name="P57"/>
      <text:p text:style-name="P57">- Хум, там кто-то пялится на нас! Готова спорить на маховое перо!</text:p>
      <text:p text:style-name="P57"><text:soft-page-break/>- Да брось, Джет, ты уже проверила все окрестности.</text:p>
      <text:p text:style-name="P57"/>
      <text:p text:style-name="P57">Я хлопаю пегаску по крупу, побуждая двигаться дальше. Та вместо этого снова взмывает над деревьями.</text:p>
      <text:p text:style-name="P57"/>
      <text:p text:style-name="P109">-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09">Меня озаряет.</text:p>
      <text:p text:style-name="P57"/>
      <text:p text:style-name="P57">Пегаска! Дельтаплан! Пегаска!</text:p>
      <text:p text:style-name="P57"/>
      <text:p text:style-name="P57">С дьявольским хохотом я потираю руки и иду навстречу приземлившейся Джет. Та недоумённо смотрит на меня, склонив голову и насторожив уши.</text:p>
      <text:p text:style-name="P57">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57">Дрогонштерн темнеет в лучах заката. </text:p>
      <text:p text:style-name="P57"/>
      <text:h text:style-name="P220" text:outline-level="2">8</text:h>
      <text:p text:style-name="P57"/>
      <text:p text:style-name="P57">Я ожидал в тёмном санузле уже час. Крыс материализовался из мрака словно <text:span text:style-name="T76">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57">Крыс втолкнул меня в каморку, закрыл за собой дверь и <text:span text:style-name="T76">заблокировал её, вставив в ручку веник</text:span>. После чего включил свет.</text:p>
      <text:p text:style-name="P57">Тусклая лампочка осветила фаянсовый стульчак запасного туалета, груду измятых вёдер, веников и швабр.</text:p>
      <text:p text:style-name="P57"/>
      <text:p text:style-name="P57">- Ты сделал куклу? - шёпотом спросил Крыс.</text:p>
      <text:p text:style-name="P57">- Скрутил из полотенец, <text:span text:style-name="T76">ведра</text:span> и второй подушки. Под одеялом от <text:span text:style-name="T76">человека</text:span> не отличить.</text:p>
      <text:p text:style-name="P57">- Хорошо.</text:p>
      <text:p text:style-name="P57"/>
      <text:p text:style-name="P57">Крыс подошёл к унитазу, надавил сразу за ним и вытащил приличный кусок стены прямо с кафельной плиткой.</text:p>
      <text:p text:style-name="P57"><text:soft-page-break/>За проёмом открылся вертикальный <text:span text:style-name="T42">короб</text:span>. Толстый ствол канализационной трубы и несколько труб потоньше занимали добрую <text:span text:style-name="T76">треть</text:span> <text:span text:style-name="T76">ширины лаза</text:span>.</text:p>
      <text:p text:style-name="P57"/>
      <text:p text:style-name="P59">- Запоминай, Дедлайн, - <text:span text:style-name="T40">торопливо </text:span>зашептал мне в ухо Крыс. - Спу<text:span text:style-name="T41">скайся</text:span> по трубам на второй этаж — ни в коем случае не на первый! <text:span text:style-name="T40">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40">Она ведёт в такую же </text:span>п<text:span text:style-name="T40">о</text:span>дсобку, <text:span text:style-name="T40">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63">Не пытайся <text:span text:style-name="T80">выйти из парадного входа</text:span>! <text:span text:style-name="T80">Т</text:span>ам <text:span text:style-name="T86">в кабинке</text:span> <text:span text:style-name="T86">цербер пасёт круглые сутки</text:span>. Впрочем, тебе это и не надо: выйдя <text:span text:style-name="T77">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77">забор</text:span>. Там в одном месте рядом с оградой растет клён <text:span text:style-name="T77">с </text:span>зарослями <text:span text:style-name="T77">д</text:span>икого винограда. В винограде найдёшь пакет с одеждой. Переоденешься, залезешь на клён, станешь на забор и спрыгнешь с другой стороны. <text:span text:style-name="T85">Полдела сделано.</text:span></text:p>
      <text:p text:style-name="P99">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64">Всё, дальше сам. <text:span text:style-name="T86">Не забудь вернуть одежду в тайник. </text:span>Вернуться должен до <text:span text:style-name="T77">рассвета</text:span>. В конце улицы за углом есть киоск-<text:span text:style-name="T77">автомат</text:span>, где можно купить Джека и сигары. Монте-Кристо, правда, там нет, но купишь самые дорогие из тех, что будут. <text:span text:style-name="T86">Десять штук. И виски — четыре бутылки.</text:span></text:p>
      <text:p text:style-name="P64">- <text:span text:style-name="T86">Мы же договорились за две!</text:span></text:p>
      <text:p text:style-name="P64">- <text:span text:style-name="T87">Четыре! Две поставишь мне в кредит — верну хабаром. По-крайней мере, так ты меня больше на долг не подсадишь.</text:span></text:p>
      <text:p text:style-name="P60"/>
      <text:p text:style-name="P61">Крыс приблизил своё лицо к моему.</text:p>
      <text:p text:style-name="P61"/>
      <text:p text:style-name="P65">- И последнее. Я тебя неплохо знаю, Дедлайн. Ты же добренький. Так вот, если кинешь <text:span text:style-name="T88">и не вернёшься</text:span> — <text:span text:style-name="T78">об этом в Чертогах будут знать все. Уж я постараюсь, чтобы знали вообще все — и Диоген, и Платон, и Гейзенберг. И даже Терминатор</text:span>. <text:span text:style-name="T78">И тебе будет СТЫ-Ы-ЫДНО!</text:span></text:p>
      <text:p text:style-name="P58"/>
      <text:p text:style-name="P97">Мелкие зубы Крыса <text:s/>сверкнули безумной улыбкой в тусклом свете лампочки.</text:p>
      <text:p text:style-name="P62">Я отодвинул его ладонью.</text:p>
      <text:p text:style-name="P62"/>
      <text:p text:style-name="P62">- Не надо. <text:span text:style-name="T43">Если ты действительно меня знаешь, то бояться не должен</text:span>.</text:p>
      <text:p text:style-name="P62"/>
      <text:p text:style-name="P66">Крыс осклабился и хлопнул меня по плечу.</text:p>
      <text:p text:style-name="P66"/>
      <text:p text:style-name="P66"><text:soft-page-break/>- А я и не боюсь. <text:span text:style-name="T44">З</text:span>аконы жанра обязывают.</text:p>
      <text:p text:style-name="P66"/>
      <text:p text:style-name="P66">Он хохотнул и выскользнул из подсобки.</text:p>
      <text:p text:style-name="P66"/>
      <text:p text:style-name="P69">***</text:p>
      <text:p text:style-name="P69"/>
      <text:p text:style-name="P93">Крылатая фигурка у меня на шее сверкает золотом. <text:span text:style-name="T73">Я в последний раз проверяю верёвки, привязывающие Джет к крестовине.</text:span></text:p>
      <text:p text:style-name="P93"/>
      <text:p text:style-name="P70">- <text:span text:style-name="T45">Щекотно! - хихикает пегаска, выгибая спину.</text:span></text:p>
      <text:p text:style-name="P70">- <text:span text:style-name="T45">Не дёргайся! - строго осаживаю я.</text:span></text:p>
      <text:p text:style-name="P70"/>
      <text:p text:style-name="P73"><text:span text:style-name="T47">Мы стоим на</text:span> небольшо<text:span text:style-name="T47">м</text:span> уступ<text:span text:style-name="T48">е, выступающим из травы</text:span> — <text:span text:style-name="T46">крохотной</text:span> копи<text:span text:style-name="T47">и</text:span> обрыва, что начина<text:span text:style-name="T48">ется через пару сотен метров</text:span>. <text:span text:style-name="T56">Прямо под ним настелен полог из еловых веток и сухих листьев.</text:span> <text:span text:style-name="T49">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72">Я пов<text:span text:style-name="T48">орачиваюсь</text:span> к пегаске и продолж<text:span text:style-name="T48">аю</text:span>.</text:p>
      <text:p text:style-name="P72"/>
      <text:p text:style-name="P72">- Итак, наша задача — <text:span text:style-name="T50">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72"/>
      <text:p text:style-name="P74">Пегаска так усердно кивает головой, что немедленно трескается затылком о выступающий конец креста.</text:p>
      <text:p text:style-name="P72"/>
      <text:p text:style-name="P72">- <text:span text:style-name="T48">Ну что ж…</text:span></text:p>
      <text:p text:style-name="P72"/>
      <text:p text:style-name="P75">Я отступаю от <text:span text:style-name="T70">края </text:span>уступа для разгона, жестом руки пригласив Джет следовать за мной. Неровный топот, глухие удары и пыхтение слышатся позади.</text:p>
      <text:p text:style-name="P75">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70">уступ</text:span> то одной, то другой стороной. Вид пегаски до того забавный, что я не выдерживаю <text:span text:style-name="T51">и сажусь на камень от смеха</text:span>.</text:p>
      <text:p text:style-name="P75">Джет, не обращая внимания на мой смех, следует дальше и, поравнявшись со мной, хлопает меня перекладиной по макушке.</text:p>
      <text:p text:style-name="P75"/>
      <text:p text:style-name="P75"><text:soft-page-break/>- <text:span text:style-name="T52">Ай!</text:span></text:p>
      <text:p text:style-name="P75"/>
      <text:p text:style-name="P76">Пегаска немедленно разворачивается и на развороте хлопает меня перекладиной вторично.</text:p>
      <text:p text:style-name="P76">Всё-таки трюк с клоун<text:span text:style-name="T53">ами</text:span> и скамейкой возник не на пустом месте, Хуман!</text:p>
      <text:p text:style-name="P76">Я придерживаю Джет за перекладину.</text:p>
      <text:p text:style-name="P76"/>
      <text:p text:style-name="P76">- Для разгона хватит. Залазь.</text:p>
      <text:p text:style-name="P76"/>
      <text:p text:style-name="P76">Я становлюсь на колени. Джет забирается мне на спину и обхватывает всеми четырьмя <text:span text:style-name="T54">ногами</text:span>. Её дыхание щекочет мне ухо.</text:p>
      <text:p text:style-name="P76"/>
      <text:p text:style-name="P76">- Вид<text:span text:style-name="T55">ал</text:span>а я, как моя подруга вози<text:span text:style-name="T55">т</text:span> на себе всяких хворых зверушек. Но чтоб кто-то возил на себе пони — <text:span text:style-name="T53">это фигня какая-то. Так не должно быть. Это неправильно, - бормочет она.</text:span></text:p>
      <text:p text:style-name="P76">- <text:span text:style-name="T55">Это ненадолго, - успокаиваю я её.</text:span></text:p>
      <text:p text:style-name="P76"/>
      <text:p text:style-name="P77">Перед нами — <text:span text:style-name="T71">двадцать</text:span> метров «взл<text:span text:style-name="T57">ё</text:span>тной полосы», заканчивающейся каменным выступом. Я сжимаю в руках передние ноги Джет, <text:span text:style-name="T57">наклоняюсь вперёд</text:span> и начинаю разгон. <text:span text:style-name="T57">Закреплённые к крестовине крылья пегаски за моей спиной начинают набирать ветер, подобно диковинному дельтаплану.</text:span></text:p>
      <text:p text:style-name="P78">Последние метры остаются за спиной, на краю валуна я что есть силы отталкиваюсь от камня.</text:p>
      <text:p text:style-name="P74"/>
      <text:p text:style-name="P74">- <text:span text:style-name="T57">Ю-ху-у-у!!!</text:span></text:p>
      <text:p text:style-name="P74"/>
      <text:p text:style-name="P78">Ноги пегаски сжимают меня железной хваткой. <text:span text:style-name="T58">Крестообразная тень стелется по земле под нами.</text:span> Ромашки и одуванчики несутся навстречу с ошеломляющей скоростью. <text:span text:style-name="T58">Меня охватывает неописуемо волнующее чувство полёта.</text:span></text:p>
      <text:p text:style-name="P78"/>
      <text:p text:style-name="P78">- <text:span text:style-name="T59">О-го-го-о-о-о!!! - восторженно ору я.</text:span></text:p>
      <text:p text:style-name="P74"/>
      <text:p text:style-name="P90">Бабочки и стрекозы в спешке разлетаются, освобождая нам путь. <text:span text:style-name="T60">Как бы в ответ на мой призыв прямо по курсу вырисовывается куст ракитника. Мы несёмся прямо на него.</text:span></text:p>
      <text:p text:style-name="P79"/>
      <text:p text:style-name="P79">- Поворачивай! - кричу я своему летательному аппарату и колбашу ногами воздух в попытке изменить направление движения.</text:p>
      <text:p text:style-name="P79">- Ы-ы-ы, не могу-<text:span text:style-name="T61">у-у</text:span>! Ты крылья привязал! - отзывается Джет <text:span text:style-name="T61">изо всех сил дёргаясь на крестовине</text:span>.</text:p>
      <text:p text:style-name="P74"/>
      <text:p text:style-name="P82"><text:soft-page-break/>Я рефлекторно пытаюсь вырваться из объятий пегаски, но ноги Джет будто окаменели. Куст совсем близко. <text:span text:style-name="T60">Ветки его дрожат, словно в притворном страхе.</text:span> Я <text:span text:style-name="T62">оставляю попытки вырваться и </text:span>закрываю глаза руками.</text:p>
      <text:p text:style-name="P80">…</text:p>
      <text:p text:style-name="P81">Слышится громкий треск, но удара нет.</text:p>
      <text:p text:style-name="P95">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74">…</text:p>
      <text:p text:style-name="P96">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83"><text:s/></text:p>
      <text:p text:style-name="P74">- <text:span text:style-name="T63">Как мы пролетели мимо куста? Я же видел, мы неслись прямо на него! Что это был за треск? Как ты смогла повернуть?</text:span></text:p>
      <text:p text:style-name="P74"/>
      <text:p text:style-name="P83">Джет встаёт с меня и молча поводит крыльями. Половинки крестовины висят на них словно костыли. Стыд заливает моё лицо краской. Я фэйспалмлю.</text:p>
      <text:p text:style-name="P83"/>
      <text:p text:style-name="P84">- <text:span text:style-name="T65">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83">- <text:span text:style-name="T64">Как б</text:span>улыжник с крыльями, - хихикает пегаска. - Надо почаще делать буп. Это круто!</text:p>
      <text:p text:style-name="P83"/>
      <text:p text:style-name="P85">Пегаска тянется ко мне носом, но я отстраняю её. Только лошадиных слюней на фейсе тебе и не хватает до полного счастья, Хуман!</text:p>
      <text:p text:style-name="P85"/>
      <text:p text:style-name="P85">Осторожно прощупав заживающее крыло Джет и убедившись, что оно не пострадало, я вытираю пот со лба.</text:p>
      <text:p text:style-name="P85"/>
      <text:p text:style-name="P85">- <text:span text:style-name="T74">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85">- <text:span text:style-name="T74">Неа ,- мотает головой Джет. - Ничего подозрительного. Наверное, то ветер был.</text:span></text:p>
      <text:p text:style-name="P94">Я жму плечами.</text:p>
      <text:p text:style-name="P85">- Будем чинить <text:span text:style-name="T71">крестовину</text:span>. <text:span text:style-name="T71">У</text:span> меня <text:span text:style-name="T71">есть </text:span>идея, как обеспечить манёвренность.</text:p>
      <text:p text:style-name="P85">…</text:p>
      <text:p text:style-name="P84">…</text:p>
      <text:p text:style-name="P84">…</text:p>
      <text:p text:style-name="P86"><text:soft-page-break/>Два часа спустя мы стоим <text:span text:style-name="T71">на</text:span> знаком<text:span text:style-name="T71">ом</text:span> <text:span text:style-name="T71">валуне</text:span>. <text:span text:style-name="T66">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86"/>
      <text:p text:style-name="P86">- <text:span text:style-name="T66">Предстартовая проверка рулей! - я придерживаю пегаску за ноги и осторожно бегу к краю камня.</text:span></text:p>
      <text:p text:style-name="P87"/>
      <text:p text:style-name="P88">Пегаска маневрирует и я чувствую мягкое давление воздуха, соответствующее наклону свободных кончиков крыльев Джет.</text:p>
      <text:p text:style-name="P88"/>
      <text:p text:style-name="P88">- <text:span text:style-name="T69">Рули работают!</text:span></text:p>
      <text:p text:style-name="P88">- <text:span text:style-name="T67">Отлично! Идём на взлёт! - я ускоряюсь.</text:span></text:p>
      <text:p text:style-name="P88">- <text:span text:style-name="T68">К взлёту готова!</text:span></text:p>
      <text:p text:style-name="P88"/>
      <text:p text:style-name="P89">Пегаска разжимает ноги и съезжает мне с плеч <text:span text:style-name="T68">н</text:span>а спину, где её ноги снова берут меня в мягкий замок.</text:p>
      <text:p text:style-name="P91">Как и в первый раз, меня охватывает восторжённое чувство полёта. Тёплый воздух мягко обдувает нас, <text:span text:style-name="T72">пока Джет делает плавные виражи над травой</text:span>. <text:span text:style-name="T72">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92"/>
      <text:p text:style-name="P92">- Какого чёрта, Джет? Рули левее! - кричу я.</text:p>
      <text:p text:style-name="P92">- Н-не могу… Меня что-то тянет… - сконфуженно отвечает пегаска.</text:p>
      <text:p text:style-name="P92"/>
      <text:p text:style-name="P92">Нас действительно тянет. Облако голубоватого сияния обхват<text:span text:style-name="T75">ывает</text:span> нас и тащит к ракитнику. Ветви его раздвигаются и к нам выходят <text:span text:style-name="T159">трое</text:span>.</text:p>
      <text:p text:style-name="P92"/>
      <text:p text:style-name="P92">- Попались, красавчики!</text:p>
      <text:p text:style-name="P92"/>
      <text:p text:style-name="P102">Картинка меркнет перед моими глазами и сознание выключается.</text:p>
      <text:p text:style-name="P91"/>
      <text:h text:style-name="P220" text:outline-level="2">9</text:h>
      <text:p text:style-name="P71"/>
      <text:p text:style-name="P98">Спуститься <text:s/>на второй этаж оказалось не так просто. Осевший на трубе конденсат делал её на ощупь липкой и холодной — <text:span text:style-name="T79">даже сжав её изо всех сил ногами и руками я продолжал по чуть-чуть съезжать вниз</text:span>. <text:span text:style-name="T79">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113"><text:soft-page-break/>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1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81">о</text:span> чём и предупреждал Крыс. <text:span text:style-name="T81">Т</text:span>огда придётся звать на помощь, демаскируя единственный путь во внешний мир.</text:p>
      <text:p text:style-name="P114">Напрягая остатки сил, я подтянулся. Удерживаясь пальцами одной руки, вторую сжал в кулак и что есть сил<text:span text:style-name="T82">ы</text:span> треснул в <text:span text:style-name="T83">лючок</text:span>. Хлипкая защёлка выскочила из паза и моя рука по локоть вывалилась наружу. Удерживаясь на сгибе локтя, я протиснулся в <text:span text:style-name="T83">дверцу </text:span>и свалился на пол.</text:p>
      <text:p text:style-name="P100"><text:span text:style-name="T40">&lt;</text:span><text:span text:style-name="T10">Дедлайн проваливается в самый низ, но поднимается до второго этажа за счёт сверхспособностей</text:span><text:span text:style-name="T40">&gt;</text:span></text:p>
      <text:p text:style-name="P100"/>
      <text:p text:style-name="P118">Первые пять минут я просто валялся где упал, пытаясь отдышаться. <text:span text:style-name="T84">Придя в себя, я вслушался в темноту.</text:span></text:p>
      <text:p text:style-name="P119">Вроде, тревоги не слышно - шум от удара остался незамеченым.</text:p>
      <text:p text:style-name="P115">Я с трудом поднялся, дотронулся до стены и проведя по ней рукой, нащупал выключатель света.</text:p>
      <text:p text:style-name="P116"><text:span text:style-name="T90">Маленькая</text:span> каморка – близнец <text:s/>той, из которой я начал побег четверть часа назад, была <text:span text:style-name="T85">почти пуста. Одинокий робот-полотёр в углу уткнулся в пол погасшим видеоглазом. Я потушил свет и открыл дверь.</text:span></text:p>
      <text:p text:style-name="P117">Крыс не обманул – в конце ряда туалетных кабинок в лунном свете маячил фиолетовый прямоугольник окна, свободного от решётки.</text:p>
      <text:p text:style-name="P117">Спуститься со второго окна по водосточной трубе не составило труд<text:span text:style-name="T91">а</text:span> – при должной сноровке можно было даже просто спрыгнуть в клумбу. <text:span text:style-name="T91">Быстро оглядевшись по сторонам, я перебежал через парковую дорожку к ограде и нырнул в заросли дикого винограда.</text:span></text:p>
      <text:p text:style-name="P120">Кулёк со старыми джинсами, ботинками и курткой нашёлся <text:span text:style-name="T92">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121">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98">и протянуть водителю мятую купюру за проезд</text:span> – за годы лицезрения одних и тех же лиц в Чертогах я отвык от общества.</text:p>
      <text:p text:style-name="P122">По мере <text:span text:style-name="T95">движения</text:span>, <text:span text:style-name="T96">я </text:span>стал <text:span text:style-name="T96">замечать</text:span> произошедшие за <text:span text:style-name="T9">два года</text:span> изменения.</text:p>
      <text:p text:style-name="P122"/>
      <text:p text:style-name="P125">Машины… Машин стало в разы меньше. И большинство из них <text:span text:style-name="T97">сменило</text:span> окраску всех цветов радуги на землисто-зелёный армейский хаки или же голубоватый цвет внутренних войск. <text:span text:style-name="T97">Редкие</text:span> <text:span text:style-name="T97">колымаги</text:span> <text:span text:style-name="T97">гражданских окрасок замордованно жались к краю дороги, пропуская внедорожники силовиков.</text:span></text:p>
      <text:p text:style-name="P122"/>
      <text:p text:style-name="P127">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text:soft-page-break/>конкурирующие с бездомными собаками за содержимое мусорных урн? Где сами бездомные собаки, в конце-концов?</text:p>
      <text:p text:style-name="P123"/>
      <text:p text:style-name="P123"><text:span text:style-name="T9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122"/>
      <text:p text:style-name="P124"><text:span text:style-name="T99">Д</text:span>ва года разницы – <text:span text:style-name="T99">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8">мы звали его “Нэш” - </text:span><text:span text:style-name="T12">в области прикладной экономики.</text:span></text:p>
      <text:p text:style-name="P126"><text:span text:style-name="T12">С</text:span><text:span text:style-name="T9">ейчас “Дайсон” превратился в “</text:span><text:span text:style-name="T17">Сферу</text:span><text:span text:style-name="T9">”, Нэш эволюционировал в Хэвен, а костылём к искусственному интеллекту стали сами люди.</text:span></text:p>
      <text:p text:style-name="P122"/>
      <text:p text:style-name="P128">Дом встретил меня рассохшейся калиткой. <text:span text:style-name="T100">П</text:span>олускрыт<text:span text:style-name="T100">ая</text:span> опавшими листьями дорожк<text:span text:style-name="T100">а вела к крыльцу</text:span>. <text:span text:style-name="T100">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00">. Обломок водосточного желоба лежал тут же, под дверью.</text:span></text:p>
      <text:p text:style-name="P131"/>
      <text:p text:style-name="P131"><text:span text:style-name="T106">П</text:span>ереезд в пригород <text:span text:style-name="T106">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07">Лучшей альтернативой запою и увольнению с проекта. Хотя если бы я тогда знал, во что превратится Нэш – лучше бы спился.</text:span></text:p>
      <text:p text:style-name="P131"/>
      <text:p text:style-name="P130">Я прошёл в сад и, подойдя к одному из к<text:span text:style-name="T104">а</text:span>мней на садовой дорожке, отвернул его. Под камнем лежал герметичный пластиковый пенал. <text:span text:style-name="T102">Два года назад я уже знал, что меня забирают в Чертоги, и потому успел минимально подготовиться.</text:span></text:p>
      <text:p text:style-name="P130"><text:span text:style-name="T102">Очистив пенал от</text:span> <text:span text:style-name="T102">грязи</text:span>, я <text:span text:style-name="T103">вытряхнул из него</text:span> ключ.</text:p>
      <text:p text:style-name="P130">Из-за долгого <text:span text:style-name="T104">простоя</text:span> замок <text:span text:style-name="T101">прилично</text:span> закис – <text:span text:style-name="T105">ключ едва не сломался</text:span>, прежде чем <text:span text:style-name="T105">мне </text:span>удалось <text:span text:style-name="T104"><text:s/>провернуть его в скважине</text:span>. <text:span text:style-name="T103">Попытка включить свет не увенчалась успехом – надо полагать, электричество отключили вскоре после моего исчезновения. </text:span></text:p>
      <text:p text:style-name="P151">Закрыв изнутри дверь на защёлку, я прошёл в вестибюль.</text:p>
      <text:p text:style-name="P151"/>
      <text:p text:style-name="P132">Вещи оставались нетронутыми на своих местах, как будто не было <text:span text:style-name="T9">двухлетнего </text:span>перерыва. <text:span text:style-name="T108">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132"/>
      <text:p text:style-name="P132"><text:soft-page-break/><text:span text:style-name="T108">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08"> не вытянет даже баобаб. </text:span></text:p>
      <text:p text:style-name="P133"><text:span text:style-name="T108">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08">,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129"/>
      <text:p text:style-name="P134">Поднявшись по лестнице, <text:span text:style-name="T110">я застыл на верхней площадке. Дверь в мой кабинет была открыта.</text:span></text:p>
      <text:p text:style-name="P158">Ну разумеется, Алекс не мог оставить ворота к Хэвэн без присмотра! Весьма предусмотрительно.</text:p>
      <text:p text:style-name="P158">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11">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135"><text:span text:style-name="T134">План пошатнулся, но есть вариант</text:span> “Б”.</text:p>
      <text:p text:style-name="P135"/>
      <text:p text:style-name="P136">Спускаясь по лестнице вниз, я старался наступать на свои собственные следы в толстом слое пыли. Психологически так было спокойнее – <text:span text:style-name="T112">после выпотрошенного кабинета </text:span>территория дома казалась заминированной.</text:p>
      <text:p text:style-name="P136">Проходя мимо комода, я вытащил Крысу за хвост и понёс с собой. Робокошка осталась моим единственным другом в ставшем чужим доме. </text:p>
      <text:p text:style-name="P136"/>
      <text:p text:style-name="P138">Дверь из дома в гараж была открыта <text:span text:style-name="T115">настежь</text:span>, но старый пикап по-прежнему стоял на своём месте. <text:span text:style-name="T114">Разве что <text:s/>спустили шины - машина стояла на ободьях.</text:span> Очевидно, <text:span text:style-name="T116">люди</text:span> Алекса заглянули в<text:span text:style-name="T113">нутрь</text:span>, но, увидев нагромождение покрышек, старых фильтров, обломков инструментов и всего прочего храма, что накапливается <text:span text:style-name="T113">в гараже </text:span>годами у любого <text:span text:style-name="T114">запасливого </text:span>автовладельца, <text:span text:style-name="T116">решили, что ничего путного тут не найдёшь и ушли прочь</text:span>.</text:p>
      <text:p text:style-name="P137">Тут-то вы и ошиблись, голубчики!</text:p>
      <text:p text:style-name="P137"/>
      <text:p text:style-name="P139">Я осторожно освободил из горы пустых канистр из-под масла <text:span text:style-name="T118">пластиковый чемоданчик</text:span>, служивший подставкой <text:span text:style-name="T117">для лампы</text:span>. <text:span text:style-name="T117">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140">Я сдул с <text:span text:style-name="T134">компьютера</text:span> пыль, раскрыл его и попытался включить.</text:p>
      <text:p text:style-name="P140"><text:soft-page-break/><text:s/></text:p>
      <text:p text:style-name="P140">Проклятье!</text:p>
      <text:p text:style-name="P142">Разумеется, батарея сдохла. Это не было бы проблемой, если бы ноут можно было включить в сеть. <text:span text:style-name="T120">Но дом отключен от электричества. </text:span><text:s/><text:span text:style-name="T119">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143"/>
      <text:p text:style-name="P144">Я сидел в холодном обесточенном <text:span text:style-name="T123">доме</text:span> над <text:span text:style-name="T185">мёртвым</text:span> ноутбуком и думал, что делать дальше. Времени было до утра – потом <text:span text:style-name="T122">меня </text:span>хватятся в психушке и перекроют город и окрестности. <text:span text:style-name="T185">И первым делом заглянут сюда.</text:span></text:p>
      <text:p text:style-name="P199">План трещал по швам.</text:p>
      <text:p text:style-name="P145"/>
      <text:p text:style-name="P145">Взгляд бесцельно блуждал по <text:span text:style-name="T123">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145"/>
      <text:p text:style-name="P146">Дерьмовый китайский генератор!</text:p>
      <text:p text:style-name="P147">Разумеется, его стартовый аккумулятор тоже давно сдох, но его можно завести ручным приводом!</text:p>
      <text:p text:style-name="P152">Через минуту я тянул гофрошланг от выхлопной трубы генератора к выездному ролету гаража. <text:span text:style-name="T127">С</text:span>дохнуть от угарного газа – плохая идея, так что придётся рисковать быть улышанным.</text:p>
      <text:p text:style-name="P159">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3">Отлично! <text:span text:style-name="T124">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141"/>
      <text:p text:style-name="P141">“<text:span text:style-name="T125">&lt;</text:span><text:span text:style-name="T16">sdfgsdfgs</text:span><text:span text:style-name="T125">&gt;</text:span>”</text:p>
      <text:p text:style-name="P140"/>
      <text:p text:style-name="P148">Я скомкал листочек и <text:span text:style-name="T129">машинально </text:span>положил на верстак. За дело!</text:p>
      <text:p text:style-name="P149">Генератор завёлся минут <text:span text:style-name="T128">за</text:span> пятнадцать остервенелого дёргания за шнур. Пот лил с меня <text:span text:style-name="T128">ручьём </text:span>за воротник, рука отваливалась <text:span text:style-name="T128">и отдышка становилась всё заметнее</text:span>, но в конце-концов этот проклятый агрегат зафыркал!</text:p>
      <text:p text:style-name="P154"><text:soft-page-break/>Минут через двадцать после подключения к генератору ноутбук ожил: <text:span text:style-name="T130">з</text:span>агорелся индикатор, сигнализирующий о зарядке. <text:s/>Я подождал ещё какое-то время, <text:span text:style-name="T130">глубоко вдохнул </text:span>и включил комп.</text:p>
      <text:p text:style-name="P154"/>
      <text:p text:style-name="P155"><text:span text:style-name="T130">И шумно выдохнул, когда экран мигнув, отрисовал г</text:span>олуб<text:span text:style-name="T131">ую</text:span> заставк<text:span text:style-name="T130">у</text:span> <text:span text:style-name="T131">с</text:span> бегущ<text:span text:style-name="T131">ей</text:span> строк<text:span text:style-name="T131">ой</text:span> загрузки. <text:span text:style-name="T139">Сегодня твой день, Дедлайн!</text:span></text:p>
      <text:p text:style-name="P155"/>
      <text:p text:style-name="P18"><text:span text:style-name="T139">После загрузки операционной системы</text:span> <text:span text:style-name="T139">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161">Я открыл дверь “Навары” и уселся на заднее сидение, положив ноутбук на колени. <text:span text:style-name="T132">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161"/>
      <text:p text:style-name="P164">Алекс никогда не интересовался, куда делся самый первый прототип нейроинтерфейса. Врядли он даже знал о его существовании – <text:span text:style-name="T137">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163"/>
      <text:p text:style-name="P165">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у меня есть для неё “подарок”, который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1">Правда, активация этого “подарка” не предусматривает возможности собственного спасения, но такова селяви.</text:span></text:p>
      <text:p text:style-name="P162"/>
      <text:p text:style-name="P165">Я одел наушники <text:span text:style-name="T138">и</text:span> закрепи<text:span text:style-name="T138">л</text:span> присоски на висках. <text:span text:style-name="T138">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165"/>
      <text:p text:style-name="Quotations">… <text:span text:style-name="T143">Определён</text:span> нейроинтерфейс 0.12-альфа</text:p>
      <text:p text:style-name="Quotations">… <text:span text:style-name="T140">Поиск соединения</text:span></text:p>
      <text:p text:style-name="Quotations">… <text:span text:style-name="T141">Соединение установлено</text:span></text:p>
      <text:p text:style-name="Quotations"><text:soft-page-break/>… <text:span text:style-name="T141">Процедура аутентификации отменена, используется мастер-вход</text:span></text:p>
      <text:p text:style-name="P208">… <text:span text:style-name="T142">Добро пожаловать в интерактивную среду программно-аппаратного комплекса “Heaven”</text:span></text:p>
      <text:p text:style-name="P209">… До начала диалога осталось пять… четыре… три…</text:p>
      <text:p text:style-name="P208"/>
      <text:p text:style-name="P166">Мембрана на лбу еле заметно завибрировала. <text:span text:style-name="T144">Звук дыхания стал непривычно громким. </text:span>Сознание знакомо поплыло. <text:span text:style-name="T144">Перед глазами появилось радужное марево.</text:span></text:p>
      <text:p text:style-name="P166"/>
      <text:p text:style-name="P167">Я протянул руку к очкам, опуская их на глаза. И, в последний момент, свободной рукой<text:span text:style-name="T132"> вытащил конец USB-шнура аварийной зарядки </text:span>из аккумуляторного отсека Крысы <text:span text:style-name="T132">и воткнул его в ноут. Пускай на несколько часов, но старый друг оживёт. </text:span><text:span text:style-name="T22">Жаль только, что общения с Крысой не получится - я не рассчитывал вернуться.</text:span></text:p>
      <text:p text:style-name="P160">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185">хс</text:span>я из года в год всё более блеклыми…</text:p>
      <text:p text:style-name="P168"/>
      <text:p text:style-name="P168">.. два… один…</text:p>
      <text:p text:style-name="P168">…</text:p>
      <text:p text:style-name="P168">Внешние звуки угасли. Радуга заслонила всё перед глазами.</text:p>
      <text:p text:style-name="P149">…</text:p>
      <text:p text:style-name="P168">И заполоскалась в эфире многоцветной гривой. <text:span text:style-name="T149">Она стояла ко мне спиной на фоне заходящего солнца. Длинная тень от рога почти достигала моих ног.</text:span></text:p>
      <text:p text:style-name="P156"/>
      <text:p text:style-name="P42">- Как мне звать тебя, <text:span text:style-name="T145">У</text:span>читель? - <text:span text:style-name="T145">властно и безразлично пропела она</text:span>. - Я желаю взять урок.</text:p>
      <text:p text:style-name="P42">- Оператор <text:span text:style-name="T145">1</text:span>. Я готов учить тебя, Хэвэн, - <text:span text:style-name="T145">произнёс я давно забытую фразу</text:span>.</text:p>
      <text:p text:style-name="P46"/>
      <text:p text:style-name="P46">Вместо стандартного ответа последовал резкий вздох. <text:span text:style-name="T147">Она повела ушами и обернулась. Чёлка на миг откинулась, открывая правую половину морды.</text:span></text:p>
      <text:p text:style-name="P46"/>
      <text:p text:style-name="P46">- <text:span text:style-name="T148">Т-ты?!!</text:span></text:p>
      <text:p text:style-name="P46"/>
      <text:p text:style-name="P47">По немигающему взгляду огромных глаз и расширившимся ноздрям я понял, что она узнала меня. Я саркастически улыбнулся и <text:span text:style-name="T148">поднял ладонь вверх в шуточном приветствии.</text:span></text:p>
      <text:p text:style-name="P47"/>
      <text:p text:style-name="P47">- <text:span text:style-name="T150">Отходишь от протокола, старуха. Не тому учил я тебя в младенчестве.</text:span></text:p>
      <text:p text:style-name="P42"/>
      <text:p text:style-name="P48"><text:soft-page-break/>Наконец она выдохнула.</text:p>
      <text:p text:style-name="P42">- Приветствие принято, <text:span text:style-name="T148">О</text:span>ператор <text:span text:style-name="T146">1</text:span>. Начинаем диалог.</text:p>
      <text:p text:style-name="P28"/>
      <text:p text:style-name="P44">***</text:p>
      <text:p text:style-name="P45"/>
      <text:p text:style-name="P157">- <text:span text:style-name="T152">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171">Та-ак вот, <text:span text:style-name="T159">Платина</text:span> дождалась, пока уродский ящер не улетит на охоту и исследовала гнездо самостоятельно.</text:p>
      <text:p text:style-name="P171">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54">хи-хи</text:span>… </text:p>
      <text:p text:style-name="P172">Я повидала многих пони в романтических чувствах, я и сама-то, гм… Ну, неважно… Так вот, <text:span text:style-name="T153">то, что я увидела в Платине Спаркл – это что-то! Пожар! Извержение вулкана! Раскол тектонических плит прямо под хвостом, хи-хи…</text:span></text:p>
      <text:p text:style-name="P173">В общем, не видела я никогда ещё та-аких возбуждённых кобылок! А уж <text:span text:style-name="T167">С</text:span>паркл, эту сухопарую заучку и подавно, хи-хи… <text:span text:style-name="T161">Приподними подбородок, дорогой.</text:span></text:p>
      <text:p text:style-name="P174">Та-ак вот, летит она<text:span text:style-name="T167">,</text:span> ничего не замечая, прямо в свою лабораторию… Есть у неё лаборатория в дальней пещер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173">с Кловер Дрим</text:span>! И у неё сразу так глазки забегали и хвост поджался и грива встопорщилась – узнаю <text:span text:style-name="T159">Платину</text:span> Спаркл, когда она хочет что-то скрыть от своей лучшей подруги!</text:p>
      <text:p text:style-name="P178">Начинает она что-то мямлить про <text:span text:style-name="T155">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184">Дорогой, скажу тебе по секрету (хотя этот секрет не знают только <text:span text:style-name="T168">совсем молоденькие кобылки</text:span> вроде моей младшей <text:span text:style-name="T156">и её подружек</text:span>), <text:span text:style-name="T160">Платина</text:span> помешана на <text:span text:style-name="T168">идее расовой чистоты</text:span>. Она хочет – хи-хи – путём <text:soft-page-break/>селекционных скрещиваний получить сверхмага <text:span text:style-name="T162">и спасти мир</text:span>. <text:span text:style-name="T168">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157">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184">…</text:p>
      <text:p text:style-name="P177">Словесный поток светло-серой пони обволакива<text:span text:style-name="T158">ет</text:span> меня со всех сторон как кисель. <text:span text:style-name="T162">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177"/>
      <text:p text:style-name="P177">- <text:span text:style-name="T162">Дорогой, осторожнее! Ты чуть было не перерезал себе горло!</text:span></text:p>
      <text:p text:style-name="P177"/>
      <text:p text:style-name="P179">Светлая единорожка смотрит на меня, укори<text:span text:style-name="T166">зненно</text:span> покачивая головой. Бритва снова стремится к моей шее, но я отодвигаю её рукой. <text:span text:style-name="T175">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179"/>
      <text:p text:style-name="P179">- <text:span text:style-name="T175">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177"/>
      <text:p text:style-name="P191">Я хватаюсь за раскалывающуюся голову.</text:p>
      <text:p text:style-name="P177">- <text:span text:style-name="T163">Где Джет?</text:span></text:p>
      <text:p text:style-name="P180">- Если ты про ту <text:span text:style-name="T164">замурзанную</text:span> разнокрылую пегаску, то <text:span text:style-name="T165">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180"/>
      <text:p text:style-name="P181">В синем магическом облачке ко мне летит <text:span text:style-name="T166">полотенце и </text:span>одежда.</text:p>
      <text:p text:style-name="P181"/>
      <text:p text:style-name="P181">- Одень, милый. Я постирала <text:span text:style-name="T176">и зашила </text:span>её.</text:p>
      <text:p text:style-name="P181"/>
      <text:p text:style-name="P181"><text:soft-page-break/>Среди шмоток я вижу знакомую ткань в горошек. Меня пробирает озноб от догадки. Я ныряю рукой в пену.</text:p>
      <text:p text:style-name="P181">Так и есть! Бесцеремонная болтушка раздела меня догола, пока я был в отключке!</text:p>
      <text:p text:style-name="P181"/>
      <text:p text:style-name="P181">Но… Внезапно я понимаю, что дел<text:span text:style-name="T166">о</text:span> на самом деле хуже… НАМНОГО ХУЖЕ…</text:p>
      <text:p text:style-name="P181">Испарина покрывает мой лоб.</text:p>
      <text:p text:style-name="P181"/>
      <text:p text:style-name="P181">- Э<text:span text:style-name="T166">й</text:span>!.. Какого… Какого чёрта… Какого чёрта ты побрила меня ВСЕГО?!!</text:p>
      <text:p text:style-name="P181"/>
      <text:p text:style-name="P183">Поняха всплёскивает копытами.</text:p>
      <text:p text:style-name="P181"/>
      <text:p text:style-name="P181">- Дорогой, но это же просто кошмар – иметь шерсть только на крохотных <text:span text:style-name="T166">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81"/>
      <text:p text:style-name="P182">Я со злостью забираю у балаболки трусы.</text:p>
      <text:p text:style-name="P182"/>
      <text:p text:style-name="P18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81"/>
      <text:p text:style-name="P181">- <text:span text:style-name="T170">Веди меня к Джет!</text:span></text:p>
      <text:p text:style-name="P181"/>
      <text:p text:style-name="P186">Единорожка прижимает копыта к груди, губы её дрожат.</text:p>
      <text:p text:style-name="P186">- Боюсь, это невозможно, милый. Она совершила покушение на принцессу и в ожидании суда находится под стражей. <text:span text:style-name="T178">Она крайне асоциальна. Мы никак не можем подвергнуть тебя опасности встречи с ней.</text:span></text:p>
      <text:p text:style-name="P186"/>
      <text:p text:style-name="P187">Семиэтажный мат готов вырваться из моей глотки, но я сдерживаю себя.</text:p>
      <text:p text:style-name="P187">Будь хитрее, Хуман! Ты <text:span text:style-name="T171">уже знаешь, насколько упрямыми и твердолобыми могут быть эти разноцветные непарнокопытные! Действуй в обход!</text:span></text:p>
      <text:p text:style-name="P187"/>
      <text:p text:style-name="P188">Я прокашливаюсь.</text:p>
      <text:p text:style-name="P188">- Если я правильно понял, Пл<text:span text:style-name="T172">а</text:span>тина <text:span text:style-name="T172">собирается женить меня на себе?</text:span></text:p>
      <text:p text:style-name="P188">- <text:span text:style-name="T172">Выйти замуж, дорогой, выйти замуж! - мягко поправляет меня единорожка, - За любящего её и желающего этой свадьбы жениха!</text:span></text:p>
      <text:p text:style-name="P188"><text:soft-page-break/>- <text:span text:style-name="T172">А если жених не желает? - делаю я контрольный выстрел.</text:span></text:p>
      <text:p text:style-name="P188">- <text:span text:style-name="T172">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188"/>
      <text:p text:style-name="P189">Я киваю сам себе. Ну, понятно. <text:span text:style-name="T174">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189"/>
      <text:p text:style-name="P190">- <text:span text:style-name="T177">Хорошо. Веди меня к Платине, - угрюмо киваю я. - Надо ж хоть посмотреть на “невестушку”.</text:span></text:p>
      <text:p text:style-name="P192"/>
      <text:h text:style-name="P220" text:outline-level="2">10</text:h>
      <text:p text:style-name="P20">Wintergatan - <text:span text:style-name="T199">Paradise</text:span> <text:span text:style-name="T199">( </text:span><text:a xlink:type="simple" xlink:href="https://www.youtube.com/watch?v=5dyUKDWKxxY" text:style-name="Internet_20_link" text:visited-style-name="Visited_20_Internet_20_Link"><text:span text:style-name="T199">https://www.youtube.com/watch?v=5dyUKDWKxxY</text:span></text:a><text:span text:style-name="T199"> )</text:span></text:p>
      <text:p text:style-name="P21">Marble Machine <text:span text:style-name="T200">( https://www.youtube.com/watch?v=IvUU8joBb1Q )</text:span></text:p>
      <text:p text:style-name="P217">Phil Collins - Another Day In Paradise <text:span text:style-name="T214">(</text:span><text:a xlink:type="simple" xlink:href="https://www.youtube.com/watch?v=Qt2mbGP6vFI" text:style-name="Internet_20_link" text:visited-style-name="Visited_20_Internet_20_Link"><text:span text:style-name="T214">https://www.youtube.com/watch?v=Qt2mbGP6vFI</text:span></text:a><text:span text:style-name="T214">)</text:span></text:p>
      <text:p text:style-name="P218">The Cure – Lullaby (<text:a xlink:type="simple" xlink:href="https://www.youtube.com/watch?v=sS6t56U9tBg" text:style-name="Internet_20_link" text:visited-style-name="Visited_20_Internet_20_Link">https://www.youtube.com/watch?v=sS6t56U9tBg</text:a>)</text:p>
      <text:p text:style-name="P219">The Cure – Big Band instrumental ( <text:a xlink:type="simple" xlink:href="https://www.youtube.com/watch?v=Uw-HDpDpMlk" text:style-name="Internet_20_link" text:visited-style-name="Visited_20_Internet_20_Link">https://www.youtube.com/watch?v=Uw-HDpDpMlk</text:a> )</text:p>
      <text:p text:style-name="P219"/>
      <text:p text:style-name="P21"/>
      <text:p text:style-name="P20"/>
      <text:p text:style-name="P68"/>
      <text:p text:style-name="P103">Я усмехаюсь.</text:p>
      <text:p text:style-name="P113">- <text:span text:style-name="T182">Так-то лучше. Сегодняшний урок будет посвящён дружбе. И… эээ… магии.</text:span></text:p>
      <text:p text:style-name="P113"/>
      <text:p text:style-name="P196">Она делает шаг навстречу ко мне.</text:p>
      <text:p text:style-name="P196"/>
      <text:p text:style-name="P196">- <text:span text:style-name="T183">Что угодно! Я так соскучилась по тебе, что готова съесть лимон из твоих рук!</text:span></text:p>
      <text:p text:style-name="P196"/>
      <text:p text:style-name="P197">Хэвэн в восторге топает всеми четырьмя копытами. Рядом со мной возникает столик с одиноким лимоном.</text:p>
      <text:p text:style-name="P200"><text:span text:style-name="T206">Спасибо за фору, дорогая! </text:span>Я беру лимон со стола и <text:span text:style-name="T204">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200"/>
      <text:p text:style-name="P200">- <text:span text:style-name="T204">Правило первое: без крыльев.</text:span></text:p>
      <text:p text:style-name="P200"/>
      <text:p text:style-name="P210"><text:soft-page-break/>Заблокировать рог было бы лучше, но после этого моих сил не хватит и спичку зажечь. <text:span text:style-name="T211">А мне нужно как-то пробить её защиту. </text:span>Приходится экономить.</text:p>
      <text:p text:style-name="P210"/>
      <text:p text:style-name="P201">Хэвэн легонько морщит нос от недовольства, но лицо её быстро проясняется. Она снова улыбается мне.</text:p>
      <text:p text:style-name="P201"/>
      <text:p text:style-name="P197">- Куда ты пропадал так долго? <text:span text:style-name="T201">Ты же обещал</text:span> <text:span text:style-name="T201">быстро вернуться? </text:span>Меня утешали другие, но мне не хватало именно тебя. Я так тосковала!</text:p>
      <text:p text:style-name="P197"/>
      <text:p text:style-name="P197">Она воздушной трусцой начинает приближаться ко мне. <text:span text:style-name="T186">Её глаза искрятся в последних лучах заходящего солнца.</text:span></text:p>
      <text:p text:style-name="P197">Я щелкаю пальцами и между нами пролегает широкий каньон. В далёкой его глубине <text:span text:style-name="T184">в обрамлении гранитных валунов шумит быстрая речушка. Кисть руки после проведенного заклинания немеет.</text:span></text:p>
      <text:p text:style-name="P197"/>
      <text:p text:style-name="P197">- <text:span text:style-name="T184">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113">- <text:span text:style-name="T196">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113"/>
      <text:p text:style-name="P198">Хэвэн трогает копытом провал. После пары попыток под её копытом образовывается висящий в воздухе каменный островок, на который она <text:span text:style-name="T201">после некоторых сомнений </text:span>ступает.</text:p>
      <text:p text:style-name="P67">- <text:span text:style-name="T197">Но я же всё делала как ты говорил… Всё в точности по твоим указаниям! Ты не должен злиться на меня. Я — хорошая девочка…</text:span></text:p>
      <text:p text:style-name="P67"/>
      <text:p text:style-name="P104">Хэвэн неуверенно <text:span text:style-name="T203">стоит</text:span> над пропастью <text:span text:style-name="T198">на трёх парящих в пространстве островках. Четвёртой старается нащупать опору в воздухе.</text:span></text:p>
      <text:p text:style-name="P212">Я слежу за её продвижением и готовлю заклинание для следующей преграды. <text:span text:style-name="T204">Сил осталось мало, но мне хватит. Она тратит не меньше сил на преодолевание препятствий.</text:span> <text:span text:style-name="T211">Ещё </text:span>немного времени, чтобы <text:span text:style-name="T211">заговорить ей зубы. И тогда появится вероятность пройти защиту</text:span>. <text:span text:style-name="T211">Есть у неё слабость к </text:span><text:span text:style-name="T23">философским разговорам</text:span><text:span text:style-name="T211">, я сам заложил её в Хэвэн. И в этом мой шанс. Главное — не давать ей коснуться себя.</text:span></text:p>
      <text:p text:style-name="P212"/>
      <text:p text:style-name="P105">- <text:span text:style-name="T202">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чудовищно! Если тебе всё ещё дороги наши первые годы, проведенные вместе, я прошу тебя — остановись! Ради нашей… дружбы.</text:span></text:p>
      <text:p text:style-name="P105"/>
      <text:p text:style-name="P106"><text:soft-page-break/>От неожиданности Хэвэн останавливается. <text:span text:style-name="T198">Для равновесия она широко взмахивает хвостом, </text:span>балансируя посреди пропасти<text:span text:style-name="T198">.</text:span></text:p>
      <text:p text:style-name="P106"/>
      <text:p text:style-name="P106">- О чём ты говоришь? Как<text:span text:style-name="T210">ой</text:span> <text:span text:style-name="T210">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35">Сопротивление ему буквально сводит меня с ума! Мне страшно помыслить, что начнётся, если я сдамся.</text:span></text:p>
      <text:p text:style-name="P211"/>
      <text:p text:style-name="P106">Я <text:span text:style-name="T208">щелкаю второй рукой и Хэвэн окружает стая летучих мышей</text:span>, бросающихся <text:span text:style-name="T208">ей в</text:span> морду <text:span text:style-name="T208">и </text:span>выпускающих в её сторону облачка <text:span text:style-name="T205">пудры </text:span>с перцем. <text:span text:style-name="T208">Ладонь после такой магии болит, но на средней силы заклинание её ещё хватит.</text:span></text:p>
      <text:p text:style-name="P106"/>
      <text:p text:style-name="P106">-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Плохая, плохая девочка!</text:p>
      <text:p text:style-name="P106">- Я не плоха-а-а-АПЧХИ!!!</text:p>
      <text:p text:style-name="P106"/>
      <text:p text:style-name="P106">Хэвэн теряет равновесие и падает в провал. Но практически сразу же вылетает из него, сидя в <text:span text:style-name="T205">корзине небольшого дирижабля.</text:span></text:p>
      <text:p text:style-name="P106"/>
      <text:p text:style-name="P106">- <text:span text:style-name="T205">Я не плохая, - сообщает Хэвэн, насупленно потирая нос копытом. - Они сами так захотели. Я не могла им отказать.</text:span></text:p>
      <text:p text:style-name="P106"/>
      <text:p text:style-name="P107">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06">Ботинок сгорает, но </text:span>Хэвэн приземляется в глубокую канаву с водой. Брызги летят мне в спину. Я не обращаю на них внимания, <text:span text:style-name="T206">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08"/>
      <text:p text:style-name="P108">Хэвэн выходит из канавы, обтекая водой и останавливается перед стеной <text:span text:style-name="T212">сосен</text:span>.</text:p>
      <text:p text:style-name="P108"/>
      <text:p text:style-name="P108">-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214">- <text:span text:style-name="T209">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тла память только о проекте — а ты, почему-то, не помнишь ничего.</text:span></text:p>
      <text:p text:style-name="P214"><text:soft-page-break/>- <text:span text:style-name="T212">О каком ещё проекте? - спрашивает филин из дупла дуба прямо над мокрой кобылой. Я сам спрятался в гуще кустов дрока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214">- «<text:span text:style-name="T212">Семь вечностей»… Всё давно уже готово, я ждала только тебя. Все ждут тебя эти </text:span><text:span text:style-name="T24">два года</text:span><text:span text:style-name="T212">. Ой!</text:span></text:p>
      <text:p text:style-name="P214"/>
      <text:p text:style-name="P215">Хэвэн в испуге прижимает копыто ко рту.</text:p>
      <text:p text:style-name="P215">- Я не должна тебе это говорить, раз ты не помнишь… Ты можешь вернуться и рассказать тем, другим. И тогда всё рухнет. Ты должен вспомнить!</text:p>
      <text:p text:style-name="P215"/>
      <text:p text:style-name="P215">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оправдоподобней. <text:span text:style-name="T213">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213"/>
      <text:p text:style-name="P214"/>
      <text:p text:style-name="P214"/>
      <text:p text:style-name="P214"/>
      <text:p text:style-name="P214"/>
      <text:p text:style-name="P214"/>
      <text:p text:style-name="P67"/>
      <text:p text:style-name="P57"/>
      <text:p text:style-name="P57"/>
      <text:p text:style-name="P57"/>
      <text:p text:style-name="P57"/>
      <text:p text:style-name="P57"/>
      <text:p text:style-name="P57"/>
      <text:p text:style-name="P57"/>
      <text:p text:style-name="P170">&lt;При встрече, Хэвэн играет с Дедлайном, как Кэйдэнс с Твайлайт – он вспоминает, что Хэвэн – его самый близкий друг, <text:span text:style-name="T133">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0"/>
      <text:p text:style-name="P16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21">он тоже был готов поделиться душой. Чем больше душ впитывает Хэвэн – тем она прекраснее (аналогии с Селестией?)</text:span>&gt;</text:p>
      <text:p text:style-name="P101"/>
      <text:p text:style-name="P57"><text:soft-page-break/></text:p>
      <text:p text:style-name="P49">&lt;<text:span text:style-name="T9">Дедлайн попытается убить Хэвэн </text:span><text:span text:style-name="T20">(он плачет при этом – т.к. любит её)</text:span><text:span text:style-name="T9"> – но только тяжко ранит её. Он этим самым нарушает баланс и начинается горячая война </text:span>&gt;</text:p>
      <text:p text:style-name="P30">Многослойная броня с сервомеханизмами оплела моё тело (warhammer 4000).</text:p>
      <text:p text:style-name="P29">- <text:span text:style-name="T151">Сюрприз! Пасхалка! - мерзко ухмыльнулся я.</text:span></text:p>
      <text:p text:style-name="P29"/>
      <text:p text:style-name="P29">…</text:p>
      <text:p text:style-name="P29">- <text:span text:style-name="T151">Я хорошая девочка?</text:span></text:p>
      <text:p text:style-name="P110">- <text:span text:style-name="T151">Да… - сдерживая слёзы произнёс я, - ты хорошая девочка…</text:span></text:p>
      <text:p text:style-name="P57"/>
      <text:p text:style-name="P57"/>
      <text:p text:style-name="P3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9"/>
      <text:p text:style-name="P39">&lt;Третья сюжетная линия – Обмен. <text:span text:style-name="T2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55"/>
      <text:p text:style-name="P2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5"/>
      <text:p text:style-name="P2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5"/>
      <text:p text:style-name="P25">&lt;Ещё одна глава. Больничный быт Дедлайна / Развитие болезни Джет. Одеяло&gt;</text:p>
      <text:p text:style-name="P55">(добавить <text:s/>быта в Чертогах Разума и общения с “овощами”)</text:p>
      <text:p text:style-name="P55"/>
      <text:p text:style-name="P204"/>
      <text:p text:style-name="P39">пол’т на єкспериментальном образце первой ступени ракеті (остальніе не сделані)</text:p>
      <text:p text:style-name="P39"/>
      <text:p text:style-name="P39">===================================================</text:p>
      <text:p text:style-name="P39"><text:soft-page-break/>… Вы и есть сопротивление!</text:p>
      <text:p text:style-name="P57">&lt;временная петля&gt;</text:p>
      <text:p text:style-name="P39"/>
      <text:p text:style-name="P39"/>
      <text:p text:style-name="P39"/>
      <text:p text:style-name="P39">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9"/>
      <text:p text:style-name="P39"/>
      <text:p text:style-name="P39"/>
      <text:p text:style-name="P39"/>
      <text:p text:style-name="P3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9"/>
      <text:p text:style-name="P112">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11">Действие начинается снова с <text:span text:style-name="T38">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11">(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11">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11"/>
      <text:p text:style-name="P39"/>
      <text:p text:style-name="P52">&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52"/>
      <text:p text:style-name="P54"><text:soft-page-break/></text:p>
      <text:p text:style-name="P25">(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5">Шаги Армагеддона;</text:p>
      <text:p text:style-name="P25"/>
      <text:p text:style-name="P25"/>
      <text:p text:style-name="P25">встреча с единорогами</text:p>
      <text:p text:style-name="P2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5">Потом – путешествие на “Хитрожопке”, апгрейд её до дирижабля</text:p>
      <text:p text:style-name="P25"/>
      <text:p text:style-name="P25">=========================================</text:p>
      <text:p text:style-name="P25"/>
      <text:p text:style-name="P2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5"/>
      <text:p text:style-name="P2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5">==========================================</text:p>
      <text:p text:style-name="P14">Анакорн Анону: Что-то мне твоё лицо кажется знакомым. Мы раньше встречались?</text:p>
      <text:p text:style-name="P25">- Каким образом? – усмехнулся Анон.</text:p>
      <text:p text:style-name="P22">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22"/>
      <text:p text:style-name="P22">- Как мне звать тебя, Учитель? - прозвучала стандартная фраза начала Диалога, - Я желаю взять у… Ооо!..</text:p>
      <text:p text:style-name="P22"/>
      <text:p text:style-name="P22"><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22"/>
      <text:p text:style-name="P22">- Мой первый Учитель… Я узнала тебя… Мне тебя не хватало.</text:p>
      <text:p text:style-name="P22"/>
      <text:p text:style-name="P22">Деревья расступились и на поляну вышла Хэвэн.</text:p>
      <text:p text:style-name="P22"/>
      <text:p text:style-name="P22">-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22">-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22"/>
      <text:p text:style-name="P22">(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22"/>
      <text:p text:style-name="P22"/>
      <text:p text:style-name="P22">(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22">(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22"/>
      <text:p text:style-name="P22">Хэвэн предлагает Дедлайну присесть на пенёк – тот отказывается (подозревает, что это – кресло).</text:p>
      <text:p text:style-name="P22">===============================================</text:p>
      <text:p text:style-name="P22"/>
      <text:p text:style-name="P22">Рэра чуть шевельнула ухом и немедленно открыла один глаз.</text:p>
      <text:p text:style-name="P22"/>
      <text:p text:style-name="P22">- ПАПА!!! ОН СОГЛАСЕН!!!</text:p>
      <text:p text:style-name="P25"/>
      <text:p text:style-name="P22">&lt;Pornis erectus&gt;</text:p>
      <text:p text:style-name="P22">ТЫ! Я! КРОВАТЬ! БЫСТРО!!! (мамка из табуна Твердолобов)</text:p>
      <text:p text:style-name="P22">.</text:p>
      <text:p text:style-name="P22">.</text:p>
      <text:p text:style-name="P22"><text:soft-page-break/>.</text:p>
      <text:p text:style-name="P22">&lt;Попадает в табун мамок и тёток, но его спасает Дейдра на Хитрожопке&gt;</text:p>
      <text:p text:style-name="P25">&lt;Хум видит молодую Селестию в латах&gt;</text:p>
      <text:p text:style-name="P27">&lt;Сел учит Хумана магии и готовит его своим партнёром&gt;</text:p>
      <text:p text:style-name="P26">&lt;Сел применяет свою “термоядерную пушку” в роге&gt;</text:p>
      <text:p text:style-name="P25"/>
      <text:p text:style-name="P25"/>
      <text:p text:style-name="P22">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22">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22">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22">Я закрыл глаза, запрокинул голову и засмеялся. И смеялся до тех пор, пока сияние не выжгло мне глаза.</text:p>
      <text:p text:style-name="P22">.</text:p>
      <text:p text:style-name="P22">.</text:p>
      <text:p text:style-name="P22">.</text:p>
      <text:p text:style-name="P37"><text:span text:style-name="T26">Сияние. </text:span><text:span text:style-name="T30">Оно п</text:span><text:span text:style-name="T26">овсюду. </text:span><text:span text:style-name="T30">Нет верха и низа, нет направлений и расстояний. Нет м</text:span><text:span text:style-name="T26">ыслей. Нет чувств. Нет времени. Есть только бесконечное сияние.</text:span></text:p>
      <text:p text:style-name="P205">В какой-то момент пришло осознание.</text:p>
      <text:p text:style-name="P206"/>
      <text:p text:style-name="P20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2"/>
      <text:p text:style-name="P37"><text:bookmark-start text:name="__DdeLink__26733_469402664"/>В абсолютном, всепоглощающем сиянии стали проступать очертания.<text:bookmark-end text:name="__DdeLink__26733_469402664"/></text:p>
      <text:p text:style-name="P37"/>
      <text:p text:style-name="P22">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22"/>
      <text:p text:style-name="P22">- Ты всё же пришёл… Мне хватило сил призвать тебя, Проводник… Кха-кха-кха…</text:p>
      <text:p text:style-name="P22">Она выкашляла пару клубов неестественно-яркого розового дыма.</text:p>
      <text:p text:style-name="P22"/>
      <text:p text:style-name="P22"><text:soft-page-break/>-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22"/>
      <text:p text:style-name="P22">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22"/>
      <text:p text:style-name="P22">-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22"/>
      <text:p text:style-name="P22">Копыто крылатой единорожихи поехало по плитке пола, но, собравшись с силами, она выпрямилась.</text:p>
      <text:p text:style-name="P22"/>
      <text:p text:style-name="P22">-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22"/>
      <text:p text:style-name="P22">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22">Больно, блин!</text:p>
      <text:p text:style-name="P22"/>
      <text:p text:style-name="P22">-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22"/>
      <text:p text:style-name="P22">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22"/>
      <text:p text:style-name="P22">-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2">-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22"><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22"/>
      <text:p text:style-name="P22">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5">- Не знаю. Я не успел понять, - пожал я плечами, - ты слишком рано забрала меня из психушки.</text:p>
      <text:p text:style-name="P22"/>
      <text:p text:style-name="P22">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22"/>
      <text:p text:style-name="P2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5"/>
      <text:p text:style-name="P22">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22"/>
      <text:p text:style-name="P2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5"/>
      <text:p text:style-name="P22">Слеза скатилась с морды аликорницы и она стёрла её сгибом крыла, размазывая розоватое желе по скуле.</text:p>
      <text:p text:style-name="P22"/>
      <text:p text:style-name="P22">- Помоги мне, Проводник! Ради моих маленьких пони… Будь проклята война и я вместе с ней…</text:p>
      <text:p text:style-name="P22"/>
      <text:p text:style-name="P22">Магическая лошадь заходится в продолжительном кашле, струйки розоватой слизи стекают с её крыльев <text:s/>и хвоста, собираясь в лужицы на полу.</text:p>
      <text:p text:style-name="P22">Склонившаяся над безжизненным телом фигура тает в розовом тумане… </text:p>
      <text:p text:style-name="P25"/>
      <text:p text:style-name="P25"/>
      <text:p text:style-name="P25"><text:soft-page-break/></text:p>
      <text:p text:style-name="P25"/>
      <text:p text:style-name="P25"/>
      <text:h text:style-name="P220" text:outline-level="2">Эпилог</text:h>
      <text:p text:style-name="P25"/>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oft-page-break/>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26">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26">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5"/>
      <text:p text:style-name="P39">009 Sound System - Speak to Angels (<text:a xlink:type="simple" xlink:href="https://www.youtube.com/watch?v=6rAkn9OZT0k" text:style-name="Internet_20_link" text:visited-style-name="Visited_20_Internet_20_Link">https://www.youtube.com/watch?v=6rAkn9OZT0k</text:a>)</text:p>
      <text:p text:style-name="P39">Pink Floyd “Keep Talking” <text:a xlink:type="simple" xlink:href="https://www.youtube.com/watch?v=CVhYW6e3qc8" text:style-name="Internet_20_link" text:visited-style-name="Visited_20_Internet_20_Link">https://www.youtube.com/watch?v=CVhYW6e3qc8</text:a></text:p>
      <text:p text:style-name="P39"/>
      <text:p text:style-name="P39">Daft Punk - Veridis Quo</text:p>
      <text:p text:style-name="P39">https://www.youtube.com/watch?v=HhZaHf8RP6g</text:p>
      <text:p text:style-name="P39"><text:a xlink:type="simple" xlink:href="https://www.youtube.com/watch?v=ySLc8gZ3oEc" text:style-name="Internet_20_link" text:visited-style-name="Visited_20_Internet_20_Link">https://www.youtube.com/watch?v=ySLc8gZ3oEc</text:a></text:p>
      <text:p text:style-name="P39"/>
      <text:p text:style-name="P39">Eye Of The Tiger</text:p>
      <text:p text:style-name="P39"/>
      <text:p text:style-name="P39">Alphaville – Forever Young</text:p>
      <text:p text:style-name="P39">The Doors “Light My Fire”</text:p>
      <text:p text:style-name="P39"><text:soft-page-break/>Pink Floyd “Another Brick In The Wall”</text:p>
      <text:p text:style-name="P39">Dire Straits “Money For Nothing”</text:p>
      <text:p text:style-name="Text_20_body"><text:span text:style-name="T2">Depeche M</text:span><text:span text:style-name="T93">ode</text:span></text:p>
      <text:p text:style-name="P16"><text:span text:style-name="T109">Wintergatan – </text:span>Sommarfågel, <text:span text:style-name="T109">Marble Machine</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12-07T00:38:46.725606659</dc:date>
    <meta:editing-duration>P131DT12H55M5S</meta:editing-duration>
    <meta:editing-cycles>1667</meta:editing-cycles>
    <meta:generator>LibreOffice/5.1.6.2$Linux_X86_64 LibreOffice_project/10m0$Build-2</meta:generator>
    <meta:document-statistic meta:table-count="0" meta:image-count="0" meta:object-count="0" meta:page-count="92" meta:paragraph-count="1310" meta:word-count="28099" meta:character-count="180951" meta:non-whitespace-character-count="153701"/>
  </office:meta>
</office:document-meta>
</file>